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>
            <text:p>Rank</text:p>
          </table:table-cell>
          <table:table-cell office:value-type="string">
            <text:p>Bib</text:p>
          </table:table-cell>
          <table:table-cell office:value-type="string">
            <text:p>FName</text:p>
          </table:table-cell>
          <table:table-cell office:value-type="string">
            <text:p>LName</text:p>
          </table:table-cell>
          <table:table-cell office:value-type="string">
            <text:p>Nat</text:p>
          </table:table-cell>
          <table:table-cell office:value-type="string">
            <text:p>P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es</text:p>
          </table:table-cell>
          <table:table-cell table:style-name="Default" office:value-type="string">
            <text:p>Date</text:p>
          </table:table-cell>
          <table:table-cell office:value-type="string">
            <text:p>Cat</text:p>
          </table:table-cell>
          <table:table-cell office:value-type="string">
            <text:p>Event</text:p>
          </table:table-cell>
          <table:table-cell office:value-type="string">
            <text:p>Nentries</text:p>
          </table:table-cell>
          <table:table-cell office:value-type="string">
            <text:p>C_length</text:p>
          </table:table-cell>
          <table:table-cell office:value-type="string">
            <text:p>El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DOMRACHEVA</text:p>
          </table:table-cell>
          <table:table-cell office:value-type="string">
            <text:p>Darya</text:p>
          </table:table-cell>
          <table:table-cell office:value-type="string">
            <text:p>BL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40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KUZMINA</text:p>
          </table:table-cell>
          <table:table-cell office:value-type="string">
            <text:p>Anastasiya</text:p>
          </table:table-cell>
          <table:table-cell office:value-type="string">
            <text:p>SV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02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5">
            <text:p>10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WIERER</text:p>
          </table:table-cell>
          <table:table-cell office:value-type="string">
            <text:p>Dorothe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10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string">
            <text:p>SEMERENKO</text:p>
          </table:table-cell>
          <table:table-cell office:value-type="string">
            <text:p>Vita</text:p>
          </table:table-cell>
          <table:table-cell office:value-type="string">
            <text:p>UK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15.4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7">
            <text:p>10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string">
            <text:p>TANDREVOLD</text:p>
          </table:table-cell>
          <table:table-cell office:value-type="string">
            <text:p>Ingrid</text:p>
          </table:table-cell>
          <table:table-cell office:value-type="string">
            <text:p>NO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27.7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8">
            <text:p>10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AKARAINEN</text:p>
          </table:table-cell>
          <table:table-cell office:value-type="string">
            <text:p>Kaisa</text:p>
          </table:table-cell>
          <table:table-cell office:value-type="string">
            <text:p>FI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29.7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9">
            <text:p>109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string">
            <text:p>BESCOND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33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0">
            <text:p>110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HILDEBRAND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36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1">
            <text:p>111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string">
            <text:p>MIRONOVA</text:p>
          </table:table-cell>
          <table:table-cell office:value-type="string">
            <text:p>Svetlan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37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2">
            <text:p>112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string">
            <text:p>AYMONIER</text:p>
          </table:table-cell>
          <table:table-cell office:value-type="string">
            <text:p>Celia</text:p>
          </table:table-cell>
          <table:table-cell office:value-type="string">
            <text:p>FRA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38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3">
            <text:p>113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string">
            <text:p>YURLOVA-PERCHT</text:p>
          </table:table-cell>
          <table:table-cell office:value-type="string">
            <text:p>Ekaterina</text:p>
          </table:table-cell>
          <table:table-cell office:value-type="string">
            <text:p>R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42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4">
            <text:p>11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string">
            <text:p>FENNE</text:p>
          </table:table-cell>
          <table:table-cell office:value-type="string">
            <text:p>Hilde</text:p>
          </table:table-cell>
          <table:table-cell office:value-type="string">
            <text:p>NO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44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5">
            <text:p>11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OLSBU</text:p>
          </table:table-cell>
          <table:table-cell office:value-type="string">
            <text:p>Marte</text:p>
          </table:table-cell>
          <table:table-cell office:value-type="string">
            <text:p>N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44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6">
            <text:p>11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string">
            <text:p>VITTOZZI</text:p>
          </table:table-cell>
          <table:table-cell office:value-type="string">
            <text:p>Lis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45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7">
            <text:p>11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SOLEMDAL</text:p>
          </table:table-cell>
          <table:table-cell office:value-type="string">
            <text:p>Synnoeve</text:p>
          </table:table-cell>
          <table:table-cell office:value-type="string">
            <text:p>N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48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8">
            <text:p>11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string">
            <text:p>DAHLMEIER</text:p>
          </table:table-cell>
          <table:table-cell office:value-type="string">
            <text:p>Laura</text:p>
          </table:table-cell>
          <table:table-cell office:value-type="string">
            <text:p>G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:50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9">
            <text:p>119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SEMERENKO</text:p>
          </table:table-cell>
          <table:table-cell office:value-type="string">
            <text:p>Valj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53.7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0">
            <text:p>120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AKIMOVA</text:p>
          </table:table-cell>
          <table:table-cell office:value-type="string">
            <text:p>Tatiana</text:p>
          </table:table-cell>
          <table:table-cell office:value-type="string">
            <text:p>RU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54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1">
            <text:p>121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VITK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54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2">
            <text:p>122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DZHIMA</text:p>
          </table:table-cell>
          <table:table-cell office:value-type="string">
            <text:p>Yuliia</text:p>
          </table:table-cell>
          <table:table-cell office:value-type="string">
            <text:p>UK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:59.7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3">
            <text:p>123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GASPARIN</text:p>
          </table:table-cell>
          <table:table-cell office:value-type="string">
            <text:p>Selina</text:p>
          </table:table-cell>
          <table:table-cell office:value-type="string">
            <text:p>SUI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04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4">
            <text:p>12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string">
            <text:p>NOWAKOWSKA</text:p>
          </table:table-cell>
          <table:table-cell office:value-type="string">
            <text:p>Weronik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05.0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5">
            <text:p>12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string">
            <text:p>BRAISAZ</text:p>
          </table:table-cell>
          <table:table-cell office:value-type="string">
            <text:p>Justine</text:p>
          </table:table-cell>
          <table:table-cell office:value-type="string">
            <text:p>F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:06.1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6">
            <text:p>12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MERKUSHYNA</text:p>
          </table:table-cell>
          <table:table-cell office:value-type="string">
            <text:p>Anastasiya</text:p>
          </table:table-cell>
          <table:table-cell office:value-type="string">
            <text:p>UK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10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7">
            <text:p>12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GUZIK</text:p>
          </table:table-cell>
          <table:table-cell office:value-type="string">
            <text:p>Krystyna</text:p>
          </table:table-cell>
          <table:table-cell office:value-type="string">
            <text:p>P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:16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8">
            <text:p>12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string">
            <text:p>SKARDINO</text:p>
          </table:table-cell>
          <table:table-cell office:value-type="string">
            <text:p>Nadezhda</text:p>
          </table:table-cell>
          <table:table-cell office:value-type="string">
            <text:p>BL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18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string">
            <text:p>HINZ</text:p>
          </table:table-cell>
          <table:table-cell office:value-type="string">
            <text:p>Vanessa</text:p>
          </table:table-cell>
          <table:table-cell office:value-type="string">
            <text:p>G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20.0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5">
            <text:p>10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string">
            <text:p>HERRMANN</text:p>
          </table:table-cell>
          <table:table-cell office:value-type="string">
            <text:p>Denise</text:p>
          </table:table-cell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4:20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string">
            <text:p>HAUSER</text:p>
          </table:table-cell>
          <table:table-cell office:value-type="string">
            <text:p>Lisa-Theresa</text:p>
          </table:table-cell>
          <table:table-cell office:value-type="string">
            <text:p>AU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20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7">
            <text:p>10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SANFILIPPO</text:p>
          </table:table-cell>
          <table:table-cell office:value-type="string">
            <text:p>Federica</text:p>
          </table:table-cell>
          <table:table-cell office:value-type="string">
            <text:p>IT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27.1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8">
            <text:p>10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string">
            <text:p>VARVYNETS</text:p>
          </table:table-cell>
          <table:table-cell office:value-type="string">
            <text:p>Iryna</text:p>
          </table:table-cell>
          <table:table-cell office:value-type="string">
            <text:p>UK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29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9">
            <text:p>109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string">
            <text:p>PODCHUFAROVA</text:p>
          </table:table-cell>
          <table:table-cell office:value-type="string">
            <text:p>Olga</text:p>
          </table:table-cell>
          <table:table-cell office:value-type="string">
            <text:p>RU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4:32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0">
            <text:p>110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string">
            <text:p>HAMMERSCHMIDT</text:p>
          </table:table-cell>
          <table:table-cell office:value-type="string">
            <text:p>Maren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4:35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1">
            <text:p>111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string">
            <text:p>DORIN-HABERT</text:p>
          </table:table-cell>
          <table:table-cell office:value-type="string">
            <text:p>Marie</text:p>
          </table:table-cell>
          <table:table-cell office:value-type="string">
            <text:p>FRA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35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2">
            <text:p>112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KRYUKO</text:p>
          </table:table-cell>
          <table:table-cell office:value-type="string">
            <text:p>Iryna</text:p>
          </table:table-cell>
          <table:table-cell office:value-type="string">
            <text:p>BL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36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3">
            <text:p>113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string">
            <text:p>EGAN</text:p>
          </table:table-cell>
          <table:table-cell office:value-type="string">
            <text:p>Clare</text:p>
          </table:table-cell>
          <table:table-cell office:value-type="string">
            <text:p>U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36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4">
            <text:p>11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string">
            <text:p>GWIZDON</text:p>
          </table:table-cell>
          <table:table-cell office:value-type="string">
            <text:p>Magdalena</text:p>
          </table:table-cell>
          <table:table-cell office:value-type="string">
            <text:p>P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:36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5">
            <text:p>11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office:value-type="string">
            <text:p>ERZEN</text:p>
          </table:table-cell>
          <table:table-cell office:value-type="string">
            <text:p>Anja</text:p>
          </table:table-cell>
          <table:table-cell office:value-type="string">
            <text:p>S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36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6">
            <text:p>11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TACHIZAKI</text:p>
          </table:table-cell>
          <table:table-cell office:value-type="string">
            <text:p>Fuyuko</text:p>
          </table:table-cell>
          <table:table-cell office:value-type="string">
            <text:p>JP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38.4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7">
            <text:p>11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string">
            <text:p>LAUKKANEN</text:p>
          </table:table-cell>
          <table:table-cell office:value-type="string">
            <text:p>Mari</text:p>
          </table:table-cell>
          <table:table-cell office:value-type="string">
            <text:p>F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4:40.1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8">
            <text:p>11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string">
            <text:p>DAVIDOVA</text:p>
          </table:table-cell>
          <table:table-cell office:value-type="string">
            <text:p>Marketa</text:p>
          </table:table-cell>
          <table:table-cell office:value-type="string">
            <text:p>CZ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:40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9">
            <text:p>119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LUNDER</text:p>
          </table:table-cell>
          <table:table-cell office:value-type="string">
            <text:p>Emma</text:p>
          </table:table-cell>
          <table:table-cell office:value-type="string">
            <text:p>C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43.7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0">
            <text:p>120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string">
            <text:p>HORCHLER</text:p>
          </table:table-cell>
          <table:table-cell office:value-type="string">
            <text:p>Karolin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45.1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1">
            <text:p>121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string">
            <text:p>VISHNEVSKAYA</text:p>
          </table:table-cell>
          <table:table-cell office:value-type="string">
            <text:p>Galina</text:p>
          </table:table-cell>
          <table:table-cell office:value-type="string">
            <text:p>KAZ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45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2">
            <text:p>122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string">
            <text:p>TALIHAERM</text:p>
          </table:table-cell>
          <table:table-cell office:value-type="string">
            <text:p>Johanna</text:p>
          </table:table-cell>
          <table:table-cell office:value-type="string">
            <text:p>E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45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3">
            <text:p>123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string">
            <text:p>MAGNUSSON</text:p>
          </table:table-cell>
          <table:table-cell office:value-type="string">
            <text:p>Anna</text:p>
          </table:table-cell>
          <table:table-cell office:value-type="string">
            <text:p>SW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50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4">
            <text:p>12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string">
            <text:p>CADURISCH</text:p>
          </table:table-cell>
          <table:table-cell office:value-type="string">
            <text:p>Irene</text:p>
          </table:table-cell>
          <table:table-cell office:value-type="string">
            <text:p>SU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59.0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5">
            <text:p>12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string">
            <text:p>AVVAKUMOVA</text:p>
          </table:table-cell>
          <table:table-cell office:value-type="string">
            <text:p>Ekaterina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59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6">
            <text:p>12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string">
            <text:p>CRAWFORD</text:p>
          </table:table-cell>
          <table:table-cell office:value-type="string">
            <text:p>Rosanna</text:p>
          </table:table-cell>
          <table:table-cell office:value-type="string">
            <text:p>CA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59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7">
            <text:p>12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string">
            <text:p>FIALKOVA</text:p>
          </table:table-cell>
          <table:table-cell office:value-type="string">
            <text:p>Paulina</text:p>
          </table:table-cell>
          <table:table-cell office:value-type="string">
            <text:p>SV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5:03.0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8">
            <text:p>12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string">
            <text:p>RAIKOVA</text:p>
          </table:table-cell>
          <table:table-cell office:value-type="string">
            <text:p>Alina</text:p>
          </table:table-cell>
          <table:table-cell office:value-type="string">
            <text:p>KA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:03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3">
            <text:p>73</text:p>
          </table:table-cell>
          <table:table-cell office:value-type="string">
            <text:p>FROLINA</text:p>
          </table:table-cell>
          <table:table-cell office:value-type="string">
            <text:p>Anna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5:08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5">
            <text:p>10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string">
            <text:p>LIGHTFOOT</text:p>
          </table:table-cell>
          <table:table-cell office:value-type="string">
            <text:p>Amanda</text:p>
          </table:table-cell>
          <table:table-cell office:value-type="string">
            <text:p>GB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:09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string">
            <text:p>PERSSON</text:p>
          </table:table-cell>
          <table:table-cell office:value-type="string">
            <text:p>Linn</text:p>
          </table:table-cell>
          <table:table-cell office:value-type="string">
            <text:p>SW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5:12.4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7">
            <text:p>10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ZDOUC</text:p>
          </table:table-cell>
          <table:table-cell office:value-type="string">
            <text:p>Dunja</text:p>
          </table:table-cell>
          <table:table-cell office:value-type="string">
            <text:p>AU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5:12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8">
            <text:p>10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CHEVALIER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5:14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9">
            <text:p>109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string">
            <text:p>TOMINGAS</text:p>
          </table:table-cell>
          <table:table-cell office:value-type="string">
            <text:p>Tuuli</text:p>
          </table:table-cell>
          <table:table-cell office:value-type="string">
            <text:p>ES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5:18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0">
            <text:p>110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HOJNISZ</text:p>
          </table:table-cell>
          <table:table-cell office:value-type="string">
            <text:p>Monika</text:p>
          </table:table-cell>
          <table:table-cell office:value-type="string">
            <text:p>P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5:18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1">
            <text:p>111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string">
            <text:p>GASPARIN</text:p>
          </table:table-cell>
          <table:table-cell office:value-type="string">
            <text:p>Elisa</text:p>
          </table:table-cell>
          <table:table-cell office:value-type="string">
            <text:p>SUI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:21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2">
            <text:p>112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string">
            <text:p>FIALKOVA</text:p>
          </table:table-cell>
          <table:table-cell office:value-type="string">
            <text:p>Ivona</text:p>
          </table:table-cell>
          <table:table-cell office:value-type="string">
            <text:p>SV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5:22.4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3">
            <text:p>113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JISLOVA</text:p>
          </table:table-cell>
          <table:table-cell office:value-type="string">
            <text:p>Jessica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:23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4">
            <text:p>11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string">
            <text:p>PUSKARCIKOVA</text:p>
          </table:table-cell>
          <table:table-cell office:value-type="string">
            <text:p>Eva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5:26.4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5">
            <text:p>11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string">
            <text:p>PIDHRUSHNA</text:p>
          </table:table-cell>
          <table:table-cell office:value-type="string">
            <text:p>Olena</text:p>
          </table:table-cell>
          <table:table-cell office:value-type="string">
            <text:p>UK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5:27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6">
            <text:p>11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string">
            <text:p>HAECKI</text:p>
          </table:table-cell>
          <table:table-cell office:value-type="string">
            <text:p>Lena</text:p>
          </table:table-cell>
          <table:table-cell office:value-type="string">
            <text:p>SUI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5:29.0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7">
            <text:p>11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string">
            <text:p>BANKES</text:p>
          </table:table-cell>
          <table:table-cell office:value-type="string">
            <text:p>Megan</text:p>
          </table:table-cell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5:35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8">
            <text:p>11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string">
            <text:p>POJE</text:p>
          </table:table-cell>
          <table:table-cell office:value-type="string">
            <text:p>Urska</text:p>
          </table:table-cell>
          <table:table-cell office:value-type="string">
            <text:p>S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:35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9">
            <text:p>119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string">
            <text:p>FURUYA</text:p>
          </table:table-cell>
          <table:table-cell office:value-type="string">
            <text:p>Sari</text:p>
          </table:table-cell>
          <table:table-cell office:value-type="string">
            <text:p>JPN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5:36.1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0">
            <text:p>120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string">
            <text:p>YORDANOVA</text:p>
          </table:table-cell>
          <table:table-cell office:value-type="string">
            <text:p>Emiliya</text:p>
          </table:table-cell>
          <table:table-cell office:value-type="string">
            <text:p>BU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37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1">
            <text:p>121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string">
            <text:p>CHARVATOVA</text:p>
          </table:table-cell>
          <table:table-cell office:value-type="string">
            <text:p>Lucie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5:38.1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2">
            <text:p>122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string">
            <text:p>RIEDER</text:p>
          </table:table-cell>
          <table:table-cell office:value-type="string">
            <text:p>Christina</text:p>
          </table:table-cell>
          <table:table-cell office:value-type="string">
            <text:p>A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:38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3">
            <text:p>123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KOCERGINA</text:p>
          </table:table-cell>
          <table:table-cell office:value-type="string">
            <text:p>Natalja</text:p>
          </table:table-cell>
          <table:table-cell office:value-type="string">
            <text:p>LTU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41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4">
            <text:p>12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string">
            <text:p>MUN</text:p>
          </table:table-cell>
          <table:table-cell office:value-type="string">
            <text:p>Jihee</text:p>
          </table:table-cell>
          <table:table-cell office:value-type="string">
            <text:p>K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5:41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5">
            <text:p>12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INNERHOFER</text:p>
          </table:table-cell>
          <table:table-cell office:value-type="string">
            <text:p>Katharina</text:p>
          </table:table-cell>
          <table:table-cell office:value-type="string">
            <text:p>AUT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5:42.0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6">
            <text:p>12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string">
            <text:p>POLTORANINA</text:p>
          </table:table-cell>
          <table:table-cell office:value-type="string">
            <text:p>Olga</text:p>
          </table:table-cell>
          <table:table-cell office:value-type="string">
            <text:p>KA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5:42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7">
            <text:p>12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string">
            <text:p>MITSUHASHI</text:p>
          </table:table-cell>
          <table:table-cell office:value-type="string">
            <text:p>Rina</text:p>
          </table:table-cell>
          <table:table-cell office:value-type="string">
            <text:p>JP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5:46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8">
            <text:p>12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string">
            <text:p>STARYKH</text:p>
          </table:table-cell>
          <table:table-cell office:value-type="string">
            <text:p>Irina</text:p>
          </table:table-cell>
          <table:table-cell office:value-type="string">
            <text:p>R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5:48.4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string">
            <text:p>ZHANG</text:p>
          </table:table-cell>
          <table:table-cell office:value-type="string">
            <text:p>Yan</text:p>
          </table:table-cell>
          <table:table-cell office:value-type="string">
            <text:p>CH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51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5">
            <text:p>10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string">
            <text:p>ECKHOFF</text:p>
          </table:table-cell>
          <table:table-cell office:value-type="string">
            <text:p>Tiril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25:51.7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string">
            <text:p>TANG</text:p>
          </table:table-cell>
          <table:table-cell office:value-type="string">
            <text:p>Jialin</text:p>
          </table:table-cell>
          <table:table-cell office:value-type="string">
            <text:p>CH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:51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7">
            <text:p>10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string">
            <text:p>SZOECS</text:p>
          </table:table-cell>
          <table:table-cell office:value-type="string">
            <text:p>Emoeke</text:p>
          </table:table-cell>
          <table:table-cell office:value-type="string">
            <text:p>HU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:51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8">
            <text:p>10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string">
            <text:p>BRORSSON</text:p>
          </table:table-cell>
          <table:table-cell office:value-type="string">
            <text:p>Mona</text:p>
          </table:table-cell>
          <table:table-cell office:value-type="string">
            <text:p>SWE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5:52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9">
            <text:p>109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string">
            <text:p>KLIMINA</text:p>
          </table:table-cell>
          <table:table-cell office:value-type="string">
            <text:p>Darya</text:p>
          </table:table-cell>
          <table:table-cell office:value-type="string">
            <text:p>KA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5:58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0">
            <text:p>110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string">
            <text:p>YURKEVICH</text:p>
          </table:table-cell>
          <table:table-cell office:value-type="string">
            <text:p>Darya</text:p>
          </table:table-cell>
          <table:table-cell office:value-type="string">
            <text:p>BL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6:02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1">
            <text:p>111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string">
            <text:p>ZVARIC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6:10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2">
            <text:p>112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string">
            <text:p>BENDIKA</text:p>
          </table:table-cell>
          <table:table-cell office:value-type="string">
            <text:p>Baiba</text:p>
          </table:table-cell>
          <table:table-cell office:value-type="string">
            <text:p>LA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6:12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3">
            <text:p>113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string">
            <text:p>POPOVA</text:p>
          </table:table-cell>
          <table:table-cell office:value-type="string">
            <text:p>Stefani</text:p>
          </table:table-cell>
          <table:table-cell office:value-type="string">
            <text:p>BU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6:17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4">
            <text:p>11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string">
            <text:p>PISAREVA</text:p>
          </table:table-cell>
          <table:table-cell office:value-type="string">
            <text:p>Nadzeya</text:p>
          </table:table-cell>
          <table:table-cell office:value-type="string">
            <text:p>BLR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6:24.5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5">
            <text:p>11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string">
            <text:p>BELCHENKO</text:p>
          </table:table-cell>
          <table:table-cell office:value-type="string">
            <text:p>Yelizaveta</text:p>
          </table:table-cell>
          <table:table-cell office:value-type="string">
            <text:p>KAZ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6:27.4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6">
            <text:p>11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string">
            <text:p>DREISSIGACKER</text:p>
          </table:table-cell>
          <table:table-cell office:value-type="string">
            <text:p>Emily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6:29.3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7">
            <text:p>11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string">
            <text:p>STOYANOVA</text:p>
          </table:table-cell>
          <table:table-cell office:value-type="string">
            <text:p>Desislava</text:p>
          </table:table-cell>
          <table:table-cell office:value-type="string">
            <text:p>BUL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6:32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8">
            <text:p>11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string">
            <text:p>TOFALVI</text:p>
          </table:table-cell>
          <table:table-cell office:value-type="string">
            <text:p>Eva</text:p>
          </table:table-cell>
          <table:table-cell office:value-type="string">
            <text:p>RO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6:36.7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19">
            <text:p>119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string">
            <text:p>NICIPORENKO</text:p>
          </table:table-cell>
          <table:table-cell office:value-type="string">
            <text:p>Anastasia</text:p>
          </table:table-cell>
          <table:table-cell office:value-type="string">
            <text:p>M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:49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0">
            <text:p>120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string">
            <text:p>NILSSON</text:p>
          </table:table-cell>
          <table:table-cell office:value-type="string">
            <text:p>Emma</text:p>
          </table:table-cell>
          <table:table-cell office:value-type="string">
            <text:p>SW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6:57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1">
            <text:p>121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string">
            <text:p>PISCORAN</text:p>
          </table:table-cell>
          <table:table-cell office:value-type="string">
            <text:p>Luminita</text:p>
          </table:table-cell>
          <table:table-cell office:value-type="string">
            <text:p>RO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7:03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2">
            <text:p>122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LEHTONEN</text:p>
          </table:table-cell>
          <table:table-cell office:value-type="string">
            <text:p>Venla</text:p>
          </table:table-cell>
          <table:table-cell office:value-type="string">
            <text:p>F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27:08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3">
            <text:p>123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string">
            <text:p>OJA</text:p>
          </table:table-cell>
          <table:table-cell office:value-type="string">
            <text:p>Regina</text:p>
          </table:table-cell>
          <table:table-cell office:value-type="string">
            <text:p>E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7:08.2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4">
            <text:p>12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string">
            <text:p>DUNKLEE</text:p>
          </table:table-cell>
          <table:table-cell office:value-type="string">
            <text:p>Susan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27:33.1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5">
            <text:p>12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office:value-type="string">
            <text:p>RASIMOVICIUTE</text:p>
          </table:table-cell>
          <table:table-cell office:value-type="string">
            <text:p>Diana</text:p>
          </table:table-cell>
          <table:table-cell office:value-type="string">
            <text:p>LTU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7:35.6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6">
            <text:p>126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string">
            <text:p>PAULAUSKAITE</text:p>
          </table:table-cell>
          <table:table-cell office:value-type="string">
            <text:p>Natalija</text:p>
          </table:table-cell>
          <table:table-cell office:value-type="string">
            <text:p>LT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7:53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7">
            <text:p>127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string">
            <text:p>RANSOM</text:p>
          </table:table-cell>
          <table:table-cell office:value-type="string">
            <text:p>Julia</text:p>
          </table:table-cell>
          <table:table-cell office:value-type="string">
            <text:p>C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28:00.8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28">
            <text:p>128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string">
            <text:p>TOIVANEN</text:p>
          </table:table-cell>
          <table:table-cell office:value-type="string">
            <text:p>Laura</text:p>
          </table:table-cell>
          <table:table-cell office:value-type="string">
            <text:p>FI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28:13.1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office:value-type="string">
            <text:p>POLIAKOVA</text:p>
          </table:table-cell>
          <table:table-cell office:value-type="string">
            <text:p>Terezia</text:p>
          </table:table-cell>
          <table:table-cell office:value-type="string">
            <text:p>SV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28:43.9</text:p>
          </table:table-cell>
          <table:table-cell office:value-type="date" office:date-value="2017-12-08">
            <text:p>08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5">
            <text:p>105</text:p>
          </table:table-cell>
          <table:table-cell office:value-type="float" office:value="7590">
            <text:p>7590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KUZMINA</text:p>
          </table:table-cell>
          <table:table-cell office:value-type="string">
            <text:p>Anastasiya</text:p>
          </table:table-cell>
          <table:table-cell office:value-type="string">
            <text:p>SV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59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string">
            <text:p>DAHLMEIER</text:p>
          </table:table-cell>
          <table:table-cell office:value-type="string">
            <text:p>Laura</text:p>
          </table:table-cell>
          <table:table-cell office:value-type="string">
            <text:p>GE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33.5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SEMERENKO</text:p>
          </table:table-cell>
          <table:table-cell office:value-type="string">
            <text:p>Vita</text:p>
          </table:table-cell>
          <table:table-cell office:value-type="string">
            <text:p>UK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41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VITTOZZI</text:p>
          </table:table-cell>
          <table:table-cell office:value-type="string">
            <text:p>Lisa</text:p>
          </table:table-cell>
          <table:table-cell office:value-type="string">
            <text:p>IT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49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HERRMANN</text:p>
          </table:table-cell>
          <table:table-cell office:value-type="string">
            <text:p>Denise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50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GASPARIN</text:p>
          </table:table-cell>
          <table:table-cell office:value-type="string">
            <text:p>Selina</text:p>
          </table:table-cell>
          <table:table-cell office:value-type="string">
            <text:p>S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53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SEMERENKO</text:p>
          </table:table-cell>
          <table:table-cell office:value-type="string">
            <text:p>Valj</text:p>
          </table:table-cell>
          <table:table-cell office:value-type="string">
            <text:p>UK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06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BRAISAZ</text:p>
          </table:table-cell>
          <table:table-cell office:value-type="string">
            <text:p>Justine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12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HAMMERSCHMIDT</text:p>
          </table:table-cell>
          <table:table-cell office:value-type="string">
            <text:p>Maren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14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DUNKLEE</text:p>
          </table:table-cell>
          <table:table-cell office:value-type="string">
            <text:p>Susan</text:p>
          </table:table-cell>
          <table:table-cell office:value-type="string">
            <text:p>US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16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string">
            <text:p>NOWAKOWSKA</text:p>
          </table:table-cell>
          <table:table-cell office:value-type="string">
            <text:p>Weronik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18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string">
            <text:p>LAUKKANEN</text:p>
          </table:table-cell>
          <table:table-cell office:value-type="string">
            <text:p>Mari</text:p>
          </table:table-cell>
          <table:table-cell office:value-type="string">
            <text:p>F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23.1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KRYUKO</text:p>
          </table:table-cell>
          <table:table-cell office:value-type="string">
            <text:p>Iryna</text:p>
          </table:table-cell>
          <table:table-cell office:value-type="string">
            <text:p>BL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25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MAKARAINEN</text:p>
          </table:table-cell>
          <table:table-cell office:value-type="string">
            <text:p>Kaisa</text:p>
          </table:table-cell>
          <table:table-cell office:value-type="string">
            <text:p>FI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26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WIERER</text:p>
          </table:table-cell>
          <table:table-cell office:value-type="string">
            <text:p>Dorothea</text:p>
          </table:table-cell>
          <table:table-cell office:value-type="string">
            <text:p>IT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27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string">
            <text:p>VITK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31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CHEVALIER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32.1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HINZ</text:p>
          </table:table-cell>
          <table:table-cell office:value-type="string">
            <text:p>Vanessa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34.9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FROLINA</text:p>
          </table:table-cell>
          <table:table-cell office:value-type="string">
            <text:p>Anna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36.8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YURLOVA-PERCHT</text:p>
          </table:table-cell>
          <table:table-cell office:value-type="string">
            <text:p>Ekaterina</text:p>
          </table:table-cell>
          <table:table-cell office:value-type="string">
            <text:p>R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38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OEBERG</text:p>
          </table:table-cell>
          <table:table-cell office:value-type="string">
            <text:p>Hanna</text:p>
          </table:table-cell>
          <table:table-cell office:value-type="string">
            <text:p>SW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42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AKIMOVA</text:p>
          </table:table-cell>
          <table:table-cell office:value-type="string">
            <text:p>Tatian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44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FIALKOVA</text:p>
          </table:table-cell>
          <table:table-cell office:value-type="string">
            <text:p>Paulina</text:p>
          </table:table-cell>
          <table:table-cell office:value-type="string">
            <text:p>SVK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46.5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string">
            <text:p>JISLOVA</text:p>
          </table:table-cell>
          <table:table-cell office:value-type="string">
            <text:p>Jessica</text:p>
          </table:table-cell>
          <table:table-cell office:value-type="string">
            <text:p>CZ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49.5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string">
            <text:p>SANFILIPPO</text:p>
          </table:table-cell>
          <table:table-cell office:value-type="string">
            <text:p>Federica</text:p>
          </table:table-cell>
          <table:table-cell office:value-type="string">
            <text:p>IT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51.9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string">
            <text:p>PUSKARCIKOVA</text:p>
          </table:table-cell>
          <table:table-cell office:value-type="string">
            <text:p>Eva</text:p>
          </table:table-cell>
          <table:table-cell office:value-type="string">
            <text:p>CZ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52.1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DZHIMA</text:p>
          </table:table-cell>
          <table:table-cell office:value-type="string">
            <text:p>Yuliia</text:p>
          </table:table-cell>
          <table:table-cell office:value-type="string">
            <text:p>UK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56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string">
            <text:p>BESCOND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57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string">
            <text:p>GUZIK</text:p>
          </table:table-cell>
          <table:table-cell office:value-type="string">
            <text:p>Krystyna</text:p>
          </table:table-cell>
          <table:table-cell office:value-type="string">
            <text:p>PO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58.1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string">
            <text:p>DORIN-HABERT</text:p>
          </table:table-cell>
          <table:table-cell office:value-type="string">
            <text:p>Marie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58.5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string">
            <text:p>ERZEN</text:p>
          </table:table-cell>
          <table:table-cell office:value-type="string">
            <text:p>Anja</text:p>
          </table:table-cell>
          <table:table-cell office:value-type="string">
            <text:p>SLO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02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string">
            <text:p>AYMONIER</text:p>
          </table:table-cell>
          <table:table-cell office:value-type="string">
            <text:p>Celia</text:p>
          </table:table-cell>
          <table:table-cell office:value-type="string">
            <text:p>FRA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3:02.8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string">
            <text:p>ALIMBEKAVA</text:p>
          </table:table-cell>
          <table:table-cell office:value-type="string">
            <text:p>Dzinara</text:p>
          </table:table-cell>
          <table:table-cell office:value-type="string">
            <text:p>BL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04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string">
            <text:p>LUNDER</text:p>
          </table:table-cell>
          <table:table-cell office:value-type="string">
            <text:p>Emma</text:p>
          </table:table-cell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07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string">
            <text:p>DAVIDOVA</text:p>
          </table:table-cell>
          <table:table-cell office:value-type="string">
            <text:p>Marketa</text:p>
          </table:table-cell>
          <table:table-cell office:value-type="string">
            <text:p>CZ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09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PISAREVA</text:p>
          </table:table-cell>
          <table:table-cell office:value-type="string">
            <text:p>Nadzeya</text:p>
          </table:table-cell>
          <table:table-cell office:value-type="string">
            <text:p>BL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11.9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string">
            <text:p>BRORSSON</text:p>
          </table:table-cell>
          <table:table-cell office:value-type="string">
            <text:p>Mona</text:p>
          </table:table-cell>
          <table:table-cell office:value-type="string">
            <text:p>SW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12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string">
            <text:p>BRUN-LIE</text:p>
          </table:table-cell>
          <table:table-cell office:value-type="string">
            <text:p>Thekla</text:p>
          </table:table-cell>
          <table:table-cell office:value-type="string">
            <text:p>NO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12.5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string">
            <text:p>RANSOM</text:p>
          </table:table-cell>
          <table:table-cell office:value-type="string">
            <text:p>Julia</text:p>
          </table:table-cell>
          <table:table-cell office:value-type="string">
            <text:p>C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13.5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string">
            <text:p>FURUYA</text:p>
          </table:table-cell>
          <table:table-cell office:value-type="string">
            <text:p>Sari</text:p>
          </table:table-cell>
          <table:table-cell office:value-type="string">
            <text:p>JP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:13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OLSBU</text:p>
          </table:table-cell>
          <table:table-cell office:value-type="string">
            <text:p>Marte</text:p>
          </table:table-cell>
          <table:table-cell office:value-type="string">
            <text:p>N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3:13.9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string">
            <text:p>HILDEBRAND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14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HAECKI</text:p>
          </table:table-cell>
          <table:table-cell office:value-type="string">
            <text:p>Lena</text:p>
          </table:table-cell>
          <table:table-cell office:value-type="string">
            <text:p>SU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3:14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string">
            <text:p>INNERHOFER</text:p>
          </table:table-cell>
          <table:table-cell office:value-type="string">
            <text:p>Katharina</text:p>
          </table:table-cell>
          <table:table-cell office:value-type="string">
            <text:p>AUT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14.8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string">
            <text:p>MERKUSHYNA</text:p>
          </table:table-cell>
          <table:table-cell office:value-type="string">
            <text:p>Anastasiya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15.8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string">
            <text:p>STARYKH</text:p>
          </table:table-cell>
          <table:table-cell office:value-type="string">
            <text:p>Irina</text:p>
          </table:table-cell>
          <table:table-cell office:value-type="string">
            <text:p>RU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16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string">
            <text:p>NILSSON</text:p>
          </table:table-cell>
          <table:table-cell office:value-type="string">
            <text:p>Emma</text:p>
          </table:table-cell>
          <table:table-cell office:value-type="string">
            <text:p>SW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16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>
            <text:p>PREUSS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19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PIDHRUSHNA</text:p>
          </table:table-cell>
          <table:table-cell office:value-type="string">
            <text:p>Olena</text:p>
          </table:table-cell>
          <table:table-cell office:value-type="string">
            <text:p>UK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3:19.9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string">
            <text:p>ECKHOFF</text:p>
          </table:table-cell>
          <table:table-cell office:value-type="string">
            <text:p>Tiril</text:p>
          </table:table-cell>
          <table:table-cell office:value-type="string">
            <text:p>NOR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3:21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GWIZDON</text:p>
          </table:table-cell>
          <table:table-cell office:value-type="string">
            <text:p>Magdalena</text:p>
          </table:table-cell>
          <table:table-cell office:value-type="string">
            <text:p>P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3:21.9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string">
            <text:p>BENDIKA</text:p>
          </table:table-cell>
          <table:table-cell office:value-type="string">
            <text:p>Baiba</text:p>
          </table:table-cell>
          <table:table-cell office:value-type="string">
            <text:p>LA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24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string">
            <text:p>AVVAKUMOVA</text:p>
          </table:table-cell>
          <table:table-cell office:value-type="string">
            <text:p>Ekaterina</text:p>
          </table:table-cell>
          <table:table-cell office:value-type="string">
            <text:p>KO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26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CADURISCH</text:p>
          </table:table-cell>
          <table:table-cell office:value-type="string">
            <text:p>Irene</text:p>
          </table:table-cell>
          <table:table-cell office:value-type="string">
            <text:p>SU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26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string">
            <text:p>TACHIZAKI</text:p>
          </table:table-cell>
          <table:table-cell office:value-type="string">
            <text:p>Fuyuko</text:p>
          </table:table-cell>
          <table:table-cell office:value-type="string">
            <text:p>JP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28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string">
            <text:p>YORDANOVA</text:p>
          </table:table-cell>
          <table:table-cell office:value-type="string">
            <text:p>Emiliya</text:p>
          </table:table-cell>
          <table:table-cell office:value-type="string">
            <text:p>BU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29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string">
            <text:p>CHEVALIER</text:p>
          </table:table-cell>
          <table:table-cell office:value-type="string">
            <text:p>Chloe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34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string">
            <text:p>MAGNUSSON</text:p>
          </table:table-cell>
          <table:table-cell office:value-type="string">
            <text:p>Anna</text:p>
          </table:table-cell>
          <table:table-cell office:value-type="string">
            <text:p>SW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:36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string">
            <text:p>TALIHAERM</text:p>
          </table:table-cell>
          <table:table-cell office:value-type="string">
            <text:p>Johanna</text:p>
          </table:table-cell>
          <table:table-cell office:value-type="string">
            <text:p>E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:37.1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CRAWFORD</text:p>
          </table:table-cell>
          <table:table-cell office:value-type="string">
            <text:p>Rosanna</text:p>
          </table:table-cell>
          <table:table-cell office:value-type="string">
            <text:p>CA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38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string">
            <text:p>VARVYNETS</text:p>
          </table:table-cell>
          <table:table-cell office:value-type="string">
            <text:p>Iryna</text:p>
          </table:table-cell>
          <table:table-cell office:value-type="string">
            <text:p>UK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40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string">
            <text:p>MIRONOVA</text:p>
          </table:table-cell>
          <table:table-cell office:value-type="string">
            <text:p>Svetlana</text:p>
          </table:table-cell>
          <table:table-cell office:value-type="string">
            <text:p>R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3:44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string">
            <text:p>NICOLAISEN</text:p>
          </table:table-cell>
          <table:table-cell office:value-type="string">
            <text:p>Kaia-Woeien</text:p>
          </table:table-cell>
          <table:table-cell office:value-type="string">
            <text:p>NO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48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string">
            <text:p>SLIVKO</text:p>
          </table:table-cell>
          <table:table-cell office:value-type="string">
            <text:p>Victori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49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BANKES</text:p>
          </table:table-cell>
          <table:table-cell office:value-type="string">
            <text:p>Megan</text:p>
          </table:table-cell>
          <table:table-cell office:value-type="string">
            <text:p>C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51.1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string">
            <text:p>ZHANG</text:p>
          </table:table-cell>
          <table:table-cell office:value-type="string">
            <text:p>Yan</text:p>
          </table:table-cell>
          <table:table-cell office:value-type="string">
            <text:p>CH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54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PERSSON</text:p>
          </table:table-cell>
          <table:table-cell office:value-type="string">
            <text:p>Linn</text:p>
          </table:table-cell>
          <table:table-cell office:value-type="string">
            <text:p>SW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54.8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string">
            <text:p>TANG</text:p>
          </table:table-cell>
          <table:table-cell office:value-type="string">
            <text:p>Jialin</text:p>
          </table:table-cell>
          <table:table-cell office:value-type="string">
            <text:p>CH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55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string">
            <text:p>ZVARIC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58.1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string">
            <text:p>PISCORAN</text:p>
          </table:table-cell>
          <table:table-cell office:value-type="string">
            <text:p>Luminita</text:p>
          </table:table-cell>
          <table:table-cell office:value-type="string">
            <text:p>R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01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string">
            <text:p>ZUK</text:p>
          </table:table-cell>
          <table:table-cell office:value-type="string">
            <text:p>Kamila</text:p>
          </table:table-cell>
          <table:table-cell office:value-type="string">
            <text:p>PO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02.8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string">
            <text:p>POPOVA</text:p>
          </table:table-cell>
          <table:table-cell office:value-type="string">
            <text:p>Stefani</text:p>
          </table:table-cell>
          <table:table-cell office:value-type="string">
            <text:p>BU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4:06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string">
            <text:p>POJE</text:p>
          </table:table-cell>
          <table:table-cell office:value-type="string">
            <text:p>Urska</text:p>
          </table:table-cell>
          <table:table-cell office:value-type="string">
            <text:p>SL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11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string">
            <text:p>KOCERGINA</text:p>
          </table:table-cell>
          <table:table-cell office:value-type="string">
            <text:p>Natalja</text:p>
          </table:table-cell>
          <table:table-cell office:value-type="string">
            <text:p>LTU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17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string">
            <text:p>MUN</text:p>
          </table:table-cell>
          <table:table-cell office:value-type="string">
            <text:p>Jihee</text:p>
          </table:table-cell>
          <table:table-cell office:value-type="string">
            <text:p>KO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17.5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string">
            <text:p>FIALKOVA</text:p>
          </table:table-cell>
          <table:table-cell office:value-type="string">
            <text:p>Ivona</text:p>
          </table:table-cell>
          <table:table-cell office:value-type="string">
            <text:p>SV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4:31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string">
            <text:p>TANAKA</text:p>
          </table:table-cell>
          <table:table-cell office:value-type="string">
            <text:p>Yurie</text:p>
          </table:table-cell>
          <table:table-cell office:value-type="string">
            <text:p>JP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31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TOIVANEN</text:p>
          </table:table-cell>
          <table:table-cell office:value-type="string">
            <text:p>Laura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33.1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string">
            <text:p>TOMINGAS</text:p>
          </table:table-cell>
          <table:table-cell office:value-type="string">
            <text:p>Tuuli</text:p>
          </table:table-cell>
          <table:table-cell office:value-type="string">
            <text:p>EST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38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string">
            <text:p>LIGHTFOOT</text:p>
          </table:table-cell>
          <table:table-cell office:value-type="string">
            <text:p>Amanda</text:p>
          </table:table-cell>
          <table:table-cell office:value-type="string">
            <text:p>GB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4:42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string">
            <text:p>EGAN</text:p>
          </table:table-cell>
          <table:table-cell office:value-type="string">
            <text:p>Clare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4:43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string">
            <text:p>CHARVATOVA</text:p>
          </table:table-cell>
          <table:table-cell office:value-type="string">
            <text:p>Lucie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4:47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string">
            <text:p>MINKKINEN</text:p>
          </table:table-cell>
          <table:table-cell office:value-type="string">
            <text:p>Suvi</text:p>
          </table:table-cell>
          <table:table-cell office:value-type="string">
            <text:p>F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:47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string">
            <text:p>KLIMINA</text:p>
          </table:table-cell>
          <table:table-cell office:value-type="string">
            <text:p>Darya</text:p>
          </table:table-cell>
          <table:table-cell office:value-type="string">
            <text:p>KA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:56.4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string">
            <text:p>BELCHENKO</text:p>
          </table:table-cell>
          <table:table-cell office:value-type="string">
            <text:p>Yelizaveta</text:p>
          </table:table-cell>
          <table:table-cell office:value-type="string">
            <text:p>KAZ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59.2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string">
            <text:p>KONDRATYEVA</text:p>
          </table:table-cell>
          <table:table-cell office:value-type="string">
            <text:p>Anastassiya</text:p>
          </table:table-cell>
          <table:table-cell office:value-type="string">
            <text:p>KAZ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:08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string">
            <text:p>LESCINSKAITE</text:p>
          </table:table-cell>
          <table:table-cell office:value-type="string">
            <text:p>Gabriele</text:p>
          </table:table-cell>
          <table:table-cell office:value-type="string">
            <text:p>LTU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31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string">
            <text:p>DREISSIGACKER</text:p>
          </table:table-cell>
          <table:table-cell office:value-type="string">
            <text:p>Emily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5:35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string">
            <text:p>RASIMOVICIUTE</text:p>
          </table:table-cell>
          <table:table-cell office:value-type="string">
            <text:p>Diana</text:p>
          </table:table-cell>
          <table:table-cell office:value-type="string">
            <text:p>LTU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5:37.0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string">
            <text:p>LEHTLA</text:p>
          </table:table-cell>
          <table:table-cell office:value-type="string">
            <text:p>Kadri</text:p>
          </table:table-cell>
          <table:table-cell office:value-type="string">
            <text:p>E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5:43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string">
            <text:p>KADEVA</text:p>
          </table:table-cell>
          <table:table-cell office:value-type="string">
            <text:p>Daniela</text:p>
          </table:table-cell>
          <table:table-cell office:value-type="string">
            <text:p>BU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5:44.6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string">
            <text:p>TOFALVI</text:p>
          </table:table-cell>
          <table:table-cell office:value-type="string">
            <text:p>Eva</text:p>
          </table:table-cell>
          <table:table-cell office:value-type="string">
            <text:p>ROU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5:46.3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string">
            <text:p>GHILENKO</text:p>
          </table:table-cell>
          <table:table-cell office:value-type="string">
            <text:p>Alla</text:p>
          </table:table-cell>
          <table:table-cell office:value-type="string">
            <text:p>MD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6:00.7</text:p>
          </table:table-cell>
          <table:table-cell office:value-type="date" office:date-value="2017-12-14">
            <text:p>14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1">
            <text:p>91</text:p>
          </table:table-cell>
          <table:table-cell office:value-type="float" office:value="7815">
            <text:p>781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HERRMANN</text:p>
          </table:table-cell>
          <table:table-cell office:value-type="string">
            <text:p>Denise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9:54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RAISAZ</text:p>
          </table:table-cell>
          <table:table-cell office:value-type="string">
            <text:p>Justine</text:p>
          </table:table-cell>
          <table:table-cell office:value-type="string">
            <text:p>FR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10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DZHIMA</text:p>
          </table:table-cell>
          <table:table-cell office:value-type="string">
            <text:p>Yuliia</text:p>
          </table:table-cell>
          <table:table-cell office:value-type="string">
            <text:p>UK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14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string">
            <text:p>SOLEMDAL</text:p>
          </table:table-cell>
          <table:table-cell office:value-type="string">
            <text:p>Synnoeve</text:p>
          </table:table-cell>
          <table:table-cell office:value-type="string">
            <text:p>NO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19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VITTOZZI</text:p>
          </table:table-cell>
          <table:table-cell office:value-type="string">
            <text:p>Lisa</text:p>
          </table:table-cell>
          <table:table-cell office:value-type="string">
            <text:p>IT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19.3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MAKARAINEN</text:p>
          </table:table-cell>
          <table:table-cell office:value-type="string">
            <text:p>Kaisa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:20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OLSBU</text:p>
          </table:table-cell>
          <table:table-cell office:value-type="string">
            <text:p>Marte</text:p>
          </table:table-cell>
          <table:table-cell office:value-type="string">
            <text:p>NO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21.3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VITK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30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WIERER</text:p>
          </table:table-cell>
          <table:table-cell office:value-type="string">
            <text:p>Dorothe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:33.2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HILDEBRAND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35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HAECKI</text:p>
          </table:table-cell>
          <table:table-cell office:value-type="string">
            <text:p>Lena</text:p>
          </table:table-cell>
          <table:table-cell office:value-type="string">
            <text:p>SUI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0:38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SKARDINO</text:p>
          </table:table-cell>
          <table:table-cell office:value-type="string">
            <text:p>Nadezhda</text:p>
          </table:table-cell>
          <table:table-cell office:value-type="string">
            <text:p>BL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40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VISHNEVSKAYA</text:p>
          </table:table-cell>
          <table:table-cell office:value-type="string">
            <text:p>Galina</text:p>
          </table:table-cell>
          <table:table-cell office:value-type="string">
            <text:p>KAZ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42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HAMMERSCHMIDT</text:p>
          </table:table-cell>
          <table:table-cell office:value-type="string">
            <text:p>Maren</text:p>
          </table:table-cell>
          <table:table-cell office:value-type="string">
            <text:p>G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:45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KUZMINA</text:p>
          </table:table-cell>
          <table:table-cell office:value-type="string">
            <text:p>Anastasiya</text:p>
          </table:table-cell>
          <table:table-cell office:value-type="string">
            <text:p>SVK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0:49.3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office:value-type="string">
            <text:p>HINZ</text:p>
          </table:table-cell>
          <table:table-cell office:value-type="string">
            <text:p>Vanessa</text:p>
          </table:table-cell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:52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ESCOND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:56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string">
            <text:p>FENNE</text:p>
          </table:table-cell>
          <table:table-cell office:value-type="string">
            <text:p>Hilde</text:p>
          </table:table-cell>
          <table:table-cell office:value-type="string">
            <text:p>NO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:57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string">
            <text:p>GUZIK</text:p>
          </table:table-cell>
          <table:table-cell office:value-type="string">
            <text:p>Krystyna</text:p>
          </table:table-cell>
          <table:table-cell office:value-type="string">
            <text:p>PO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:59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string">
            <text:p>NOWAKOWSKA</text:p>
          </table:table-cell>
          <table:table-cell office:value-type="string">
            <text:p>Weronik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03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string">
            <text:p>SEMERENKO</text:p>
          </table:table-cell>
          <table:table-cell office:value-type="string">
            <text:p>Vita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04.6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string">
            <text:p>SEMERENKO</text:p>
          </table:table-cell>
          <table:table-cell office:value-type="string">
            <text:p>Valj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05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string">
            <text:p>DORIN-HABERT</text:p>
          </table:table-cell>
          <table:table-cell office:value-type="string">
            <text:p>Marie</text:p>
          </table:table-cell>
          <table:table-cell office:value-type="string">
            <text:p>FR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time" office:time-value="PT00H21M05.7S">
            <text:p>21:05.7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HAUSER</text:p>
          </table:table-cell>
          <table:table-cell office:value-type="string">
            <text:p>Lisa-Theresa</text:p>
          </table:table-cell>
          <table:table-cell office:value-type="string">
            <text:p>AU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time" office:time-value="PT00H21M08.4S">
            <text:p>21:08.4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string">
            <text:p>NILSSON</text:p>
          </table:table-cell>
          <table:table-cell office:value-type="string">
            <text:p>Emma</text:p>
          </table:table-cell>
          <table:table-cell office:value-type="string">
            <text:p>SW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09.3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string">
            <text:p>LAUKKANEN</text:p>
          </table:table-cell>
          <table:table-cell office:value-type="string">
            <text:p>Mari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10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string">
            <text:p>YURLOVA-PERCHT</text:p>
          </table:table-cell>
          <table:table-cell office:value-type="string">
            <text:p>Ekaterin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10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string">
            <text:p>PIDHRUSHNA</text:p>
          </table:table-cell>
          <table:table-cell office:value-type="string">
            <text:p>Olena</text:p>
          </table:table-cell>
          <table:table-cell office:value-type="string">
            <text:p>UK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:11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RANSOM</text:p>
          </table:table-cell>
          <table:table-cell office:value-type="string">
            <text:p>Julia</text:p>
          </table:table-cell>
          <table:table-cell office:value-type="string">
            <text:p>CA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11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string">
            <text:p>HOEGBERG</text:p>
          </table:table-cell>
          <table:table-cell office:value-type="string">
            <text:p>Elisabeth</text:p>
          </table:table-cell>
          <table:table-cell office:value-type="string">
            <text:p>SW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13.6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GWIZDON</text:p>
          </table:table-cell>
          <table:table-cell office:value-type="string">
            <text:p>Magdalena</text:p>
          </table:table-cell>
          <table:table-cell office:value-type="string">
            <text:p>P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14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string">
            <text:p>PUSKARCIKOVA</text:p>
          </table:table-cell>
          <table:table-cell office:value-type="string">
            <text:p>Eva</text:p>
          </table:table-cell>
          <table:table-cell office:value-type="string">
            <text:p>CZ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16.3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office:value-type="string">
            <text:p>PISAREVA</text:p>
          </table:table-cell>
          <table:table-cell office:value-type="string">
            <text:p>Nadzeya</text:p>
          </table:table-cell>
          <table:table-cell office:value-type="string">
            <text:p>BL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16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string">
            <text:p>MERKUSHYNA</text:p>
          </table:table-cell>
          <table:table-cell office:value-type="string">
            <text:p>Anastasiya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17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string">
            <text:p>SLIVKO</text:p>
          </table:table-cell>
          <table:table-cell office:value-type="string">
            <text:p>Victoria</text:p>
          </table:table-cell>
          <table:table-cell office:value-type="string">
            <text:p>RU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20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string">
            <text:p>AVVAKUMOVA</text:p>
          </table:table-cell>
          <table:table-cell office:value-type="string">
            <text:p>Ekaterina</text:p>
          </table:table-cell>
          <table:table-cell office:value-type="string">
            <text:p>K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24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string">
            <text:p>GASPARIN</text:p>
          </table:table-cell>
          <table:table-cell office:value-type="string">
            <text:p>Selina</text:p>
          </table:table-cell>
          <table:table-cell office:value-type="string">
            <text:p>SU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:24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AKIMOVA</text:p>
          </table:table-cell>
          <table:table-cell office:value-type="string">
            <text:p>Tatian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25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string">
            <text:p>RUNGGALDIER</text:p>
          </table:table-cell>
          <table:table-cell office:value-type="string">
            <text:p>Alexia</text:p>
          </table:table-cell>
          <table:table-cell office:value-type="string">
            <text:p>IT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26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PERSSON</text:p>
          </table:table-cell>
          <table:table-cell office:value-type="string">
            <text:p>Linn</text:p>
          </table:table-cell>
          <table:table-cell office:value-type="string">
            <text:p>SW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28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string">
            <text:p>PREUSS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:29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string">
            <text:p>BRORSSON</text:p>
          </table:table-cell>
          <table:table-cell office:value-type="string">
            <text:p>Mona</text:p>
          </table:table-cell>
          <table:table-cell office:value-type="string">
            <text:p>SW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:31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string">
            <text:p>YORDANOVA</text:p>
          </table:table-cell>
          <table:table-cell office:value-type="string">
            <text:p>Emiliya</text:p>
          </table:table-cell>
          <table:table-cell office:value-type="string">
            <text:p>BU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32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string">
            <text:p>MAGNUSSON</text:p>
          </table:table-cell>
          <table:table-cell office:value-type="string">
            <text:p>Anna</text:p>
          </table:table-cell>
          <table:table-cell office:value-type="string">
            <text:p>SW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:33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string">
            <text:p>HOJNISZ</text:p>
          </table:table-cell>
          <table:table-cell office:value-type="string">
            <text:p>Monik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33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string">
            <text:p>CRAWFORD</text:p>
          </table:table-cell>
          <table:table-cell office:value-type="string">
            <text:p>Rosanna</text:p>
          </table:table-cell>
          <table:table-cell office:value-type="string">
            <text:p>C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36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string">
            <text:p>ERZEN</text:p>
          </table:table-cell>
          <table:table-cell office:value-type="string">
            <text:p>Anja</text:p>
          </table:table-cell>
          <table:table-cell office:value-type="string">
            <text:p>S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39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string">
            <text:p>ZHANG</text:p>
          </table:table-cell>
          <table:table-cell office:value-type="string">
            <text:p>Yan</text:p>
          </table:table-cell>
          <table:table-cell office:value-type="string">
            <text:p>CH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39.9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TANG</text:p>
          </table:table-cell>
          <table:table-cell office:value-type="string">
            <text:p>Jialin</text:p>
          </table:table-cell>
          <table:table-cell office:value-type="string">
            <text:p>CH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48.3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string">
            <text:p>MIRONOVA</text:p>
          </table:table-cell>
          <table:table-cell office:value-type="string">
            <text:p>Svetlana</text:p>
          </table:table-cell>
          <table:table-cell office:value-type="string">
            <text:p>R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1:52.2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GASPARIN</text:p>
          </table:table-cell>
          <table:table-cell office:value-type="string">
            <text:p>Elisa</text:p>
          </table:table-cell>
          <table:table-cell office:value-type="string">
            <text:p>S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52.9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string">
            <text:p>ECKHOFF</text:p>
          </table:table-cell>
          <table:table-cell office:value-type="string">
            <text:p>Tiril</text:p>
          </table:table-cell>
          <table:table-cell office:value-type="string">
            <text:p>NO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1:54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string">
            <text:p>KRYUKO</text:p>
          </table:table-cell>
          <table:table-cell office:value-type="string">
            <text:p>Iryna</text:p>
          </table:table-cell>
          <table:table-cell office:value-type="string">
            <text:p>BL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:54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string">
            <text:p>CHEVALIER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:54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string">
            <text:p>SANFILIPPO</text:p>
          </table:table-cell>
          <table:table-cell office:value-type="string">
            <text:p>Federica</text:p>
          </table:table-cell>
          <table:table-cell office:value-type="string">
            <text:p>IT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:56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string">
            <text:p>NICOLAISEN</text:p>
          </table:table-cell>
          <table:table-cell office:value-type="string">
            <text:p>Kaia-Woeien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1:57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string">
            <text:p>POJE</text:p>
          </table:table-cell>
          <table:table-cell office:value-type="string">
            <text:p>Urska</text:p>
          </table:table-cell>
          <table:table-cell office:value-type="string">
            <text:p>SL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58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VIROLAINEN</text:p>
          </table:table-cell>
          <table:table-cell office:value-type="string">
            <text:p>Dari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1:59.9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string">
            <text:p>YURKEVICH</text:p>
          </table:table-cell>
          <table:table-cell office:value-type="string">
            <text:p>Darya</text:p>
          </table:table-cell>
          <table:table-cell office:value-type="string">
            <text:p>BL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05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string">
            <text:p>BANKES</text:p>
          </table:table-cell>
          <table:table-cell office:value-type="string">
            <text:p>Megan</text:p>
          </table:table-cell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05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string">
            <text:p>HORCHLER</text:p>
          </table:table-cell>
          <table:table-cell office:value-type="string">
            <text:p>Karolin</text:p>
          </table:table-cell>
          <table:table-cell office:value-type="string">
            <text:p>G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06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FROLINA</text:p>
          </table:table-cell>
          <table:table-cell office:value-type="string">
            <text:p>Anna</text:p>
          </table:table-cell>
          <table:table-cell office:value-type="string">
            <text:p>KO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2:11.2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string">
            <text:p>FURUYA</text:p>
          </table:table-cell>
          <table:table-cell office:value-type="string">
            <text:p>Sari</text:p>
          </table:table-cell>
          <table:table-cell office:value-type="string">
            <text:p>JP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2:11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string">
            <text:p>TACHIZAKI</text:p>
          </table:table-cell>
          <table:table-cell office:value-type="string">
            <text:p>Fuyuko</text:p>
          </table:table-cell>
          <table:table-cell office:value-type="string">
            <text:p>JP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2:13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AYMONIER</text:p>
          </table:table-cell>
          <table:table-cell office:value-type="string">
            <text:p>Celia</text:p>
          </table:table-cell>
          <table:table-cell office:value-type="string">
            <text:p>FR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2:14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string">
            <text:p>BENDIKA</text:p>
          </table:table-cell>
          <table:table-cell office:value-type="string">
            <text:p>Baib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:14.9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JOHANIDESOVA</text:p>
          </table:table-cell>
          <table:table-cell office:value-type="string">
            <text:p>Lea</text:p>
          </table:table-cell>
          <table:table-cell office:value-type="string">
            <text:p>CZ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15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string">
            <text:p>TALIHAERM</text:p>
          </table:table-cell>
          <table:table-cell office:value-type="string">
            <text:p>Johanna</text:p>
          </table:table-cell>
          <table:table-cell office:value-type="string">
            <text:p>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2:19.6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string">
            <text:p>TOFALVI</text:p>
          </table:table-cell>
          <table:table-cell office:value-type="string">
            <text:p>Eva</text:p>
          </table:table-cell>
          <table:table-cell office:value-type="string">
            <text:p>RO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20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string">
            <text:p>FIALKOVA</text:p>
          </table:table-cell>
          <table:table-cell office:value-type="string">
            <text:p>Paulina</text:p>
          </table:table-cell>
          <table:table-cell office:value-type="string">
            <text:p>SV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2:22.2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string">
            <text:p>KLIMINA</text:p>
          </table:table-cell>
          <table:table-cell office:value-type="string">
            <text:p>Darya</text:p>
          </table:table-cell>
          <table:table-cell office:value-type="string">
            <text:p>KAZ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2:24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string">
            <text:p>CHARVATOVA</text:p>
          </table:table-cell>
          <table:table-cell office:value-type="string">
            <text:p>Lucie</text:p>
          </table:table-cell>
          <table:table-cell office:value-type="string">
            <text:p>CZ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2:24.6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2">
            <text:p>102</text:p>
          </table:table-cell>
          <table:table-cell office:value-type="string">
            <text:p>VARVYNETS</text:p>
          </table:table-cell>
          <table:table-cell office:value-type="string">
            <text:p>Iryna</text:p>
          </table:table-cell>
          <table:table-cell office:value-type="string">
            <text:p>UK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25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string">
            <text:p>FIALKOVA</text:p>
          </table:table-cell>
          <table:table-cell office:value-type="string">
            <text:p>Ivona</text:p>
          </table:table-cell>
          <table:table-cell office:value-type="string">
            <text:p>SV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2:26.2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office:value-type="string">
            <text:p>EGAN</text:p>
          </table:table-cell>
          <table:table-cell office:value-type="string">
            <text:p>Clare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2:27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string">
            <text:p>POLTORANINA</text:p>
          </table:table-cell>
          <table:table-cell office:value-type="string">
            <text:p>Olga</text:p>
          </table:table-cell>
          <table:table-cell office:value-type="string">
            <text:p>KAZ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27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string">
            <text:p>CADURISCH</text:p>
          </table:table-cell>
          <table:table-cell office:value-type="string">
            <text:p>Irene</text:p>
          </table:table-cell>
          <table:table-cell office:value-type="string">
            <text:p>SUI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2:28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string">
            <text:p>PADIAL-HERNANDEZ</text:p>
          </table:table-cell>
          <table:table-cell office:value-type="string">
            <text:p>Victoria</text:p>
          </table:table-cell>
          <table:table-cell office:value-type="string">
            <text:p>ESP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31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string">
            <text:p>DUNKLEE</text:p>
          </table:table-cell>
          <table:table-cell office:value-type="string">
            <text:p>Susan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22:32.2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POLIAKOVA</text:p>
          </table:table-cell>
          <table:table-cell office:value-type="string">
            <text:p>Terezia</text:p>
          </table:table-cell>
          <table:table-cell office:value-type="string">
            <text:p>SVK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34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string">
            <text:p>OJA</text:p>
          </table:table-cell>
          <table:table-cell office:value-type="string">
            <text:p>Regina</text:p>
          </table:table-cell>
          <table:table-cell office:value-type="string">
            <text:p>E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35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string">
            <text:p>SCHWAIGER</text:p>
          </table:table-cell>
          <table:table-cell office:value-type="string">
            <text:p>Julia</text:p>
          </table:table-cell>
          <table:table-cell office:value-type="string">
            <text:p>AU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39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string">
            <text:p>MARKKANEN</text:p>
          </table:table-cell>
          <table:table-cell office:value-type="string">
            <text:p>Sanna</text:p>
          </table:table-cell>
          <table:table-cell office:value-type="string">
            <text:p>F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42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string">
            <text:p>RIEDER</text:p>
          </table:table-cell>
          <table:table-cell office:value-type="string">
            <text:p>Christina</text:p>
          </table:table-cell>
          <table:table-cell office:value-type="string">
            <text:p>AU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2:44.7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string">
            <text:p>MUN</text:p>
          </table:table-cell>
          <table:table-cell office:value-type="string">
            <text:p>Jihee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2:49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string">
            <text:p>PAULAUSKAITE</text:p>
          </table:table-cell>
          <table:table-cell office:value-type="string">
            <text:p>Natalija</text:p>
          </table:table-cell>
          <table:table-cell office:value-type="string">
            <text:p>LT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54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string">
            <text:p>MINKKINEN</text:p>
          </table:table-cell>
          <table:table-cell office:value-type="string">
            <text:p>Suvi</text:p>
          </table:table-cell>
          <table:table-cell office:value-type="string">
            <text:p>FI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54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POPOVA</text:p>
          </table:table-cell>
          <table:table-cell office:value-type="string">
            <text:p>Stefani</text:p>
          </table:table-cell>
          <table:table-cell office:value-type="string">
            <text:p>BU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:54.6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string">
            <text:p>DREISSIGACKER</text:p>
          </table:table-cell>
          <table:table-cell office:value-type="string">
            <text:p>Emily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:56.0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string">
            <text:p>RASIMOVICIUTE</text:p>
          </table:table-cell>
          <table:table-cell office:value-type="string">
            <text:p>Diana</text:p>
          </table:table-cell>
          <table:table-cell office:value-type="string">
            <text:p>LT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2:57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string">
            <text:p>JISLOVA</text:p>
          </table:table-cell>
          <table:table-cell office:value-type="string">
            <text:p>Jessica</text:p>
          </table:table-cell>
          <table:table-cell office:value-type="string">
            <text:p>CZE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3:01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ZDOUC</text:p>
          </table:table-cell>
          <table:table-cell office:value-type="string">
            <text:p>Dunja</text:p>
          </table:table-cell>
          <table:table-cell office:value-type="string">
            <text:p>AU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01.4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string">
            <text:p>LUNDER</text:p>
          </table:table-cell>
          <table:table-cell office:value-type="string">
            <text:p>Emma</text:p>
          </table:table-cell>
          <table:table-cell office:value-type="string">
            <text:p>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3:02.3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 office:value-type="string">
            <text:p>NICIPORENKO</text:p>
          </table:table-cell>
          <table:table-cell office:value-type="string">
            <text:p>Anastasia</text:p>
          </table:table-cell>
          <table:table-cell office:value-type="string">
            <text:p>MD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07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8">
            <text:p>78</text:p>
          </table:table-cell>
          <table:table-cell office:value-type="string">
            <text:p>KOCERGINA</text:p>
          </table:table-cell>
          <table:table-cell office:value-type="string">
            <text:p>Natalja</text:p>
          </table:table-cell>
          <table:table-cell office:value-type="string">
            <text:p>LTU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3:18.1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string">
            <text:p>LIGHTFOOT</text:p>
          </table:table-cell>
          <table:table-cell office:value-type="string">
            <text:p>Amanda</text:p>
          </table:table-cell>
          <table:table-cell office:value-type="string">
            <text:p>GB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3:20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PISCORAN</text:p>
          </table:table-cell>
          <table:table-cell office:value-type="string">
            <text:p>Luminita</text:p>
          </table:table-cell>
          <table:table-cell office:value-type="string">
            <text:p>ROU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3:21.3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string">
            <text:p>SZOECS</text:p>
          </table:table-cell>
          <table:table-cell office:value-type="string">
            <text:p>Emoeke</text:p>
          </table:table-cell>
          <table:table-cell office:value-type="string">
            <text:p>HU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23.8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string">
            <text:p>MITSUHASHI</text:p>
          </table:table-cell>
          <table:table-cell office:value-type="string">
            <text:p>Rina</text:p>
          </table:table-cell>
          <table:table-cell office:value-type="string">
            <text:p>JP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3:27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string">
            <text:p>LEHTLA</text:p>
          </table:table-cell>
          <table:table-cell office:value-type="string">
            <text:p>Kadri</text:p>
          </table:table-cell>
          <table:table-cell office:value-type="string">
            <text:p>EST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37.9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string">
            <text:p>BELCHENKO</text:p>
          </table:table-cell>
          <table:table-cell office:value-type="string">
            <text:p>Yelizaveta</text:p>
          </table:table-cell>
          <table:table-cell office:value-type="string">
            <text:p>KA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3:52.6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7">
            <text:p>67</text:p>
          </table:table-cell>
          <table:table-cell office:value-type="string">
            <text:p>STOYANOVA</text:p>
          </table:table-cell>
          <table:table-cell office:value-type="string">
            <text:p>Desislava</text:p>
          </table:table-cell>
          <table:table-cell office:value-type="string">
            <text:p>BU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23:55.9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string">
            <text:p>RAIKOVA</text:p>
          </table:table-cell>
          <table:table-cell office:value-type="string">
            <text:p>Alina</text:p>
          </table:table-cell>
          <table:table-cell office:value-type="string">
            <text:p>KAZ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4:16.5</text:p>
          </table:table-cell>
          <table:table-cell office:value-type="date" office:date-value="2017-12-01">
            <text:p>01/12/17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4">
            <text:p>104</text:p>
          </table:table-cell>
          <table:table-cell office:value-type="float" office:value="7377">
            <text:p>73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KUZMINA</text:p>
          </table:table-cell>
          <table:table-cell office:value-type="string">
            <text:p>Anastasiya</text:p>
          </table:table-cell>
          <table:table-cell office:value-type="string">
            <text:p>SV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23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MAKARAINEN</text:p>
          </table:table-cell>
          <table:table-cell office:value-type="string">
            <text:p>Kaisa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59.1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VITK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03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HILDEBRAND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10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BRAISAZ</text:p>
          </table:table-cell>
          <table:table-cell office:value-type="string">
            <text:p>Justine</text:p>
          </table:table-cell>
          <table:table-cell office:value-type="string">
            <text:p>FRA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17.1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NOWAKOWSKA</text:p>
          </table:table-cell>
          <table:table-cell office:value-type="string">
            <text:p>Weronik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31.3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OMRACHEVA</text:p>
          </table:table-cell>
          <table:table-cell office:value-type="string">
            <text:p>Darya</text:p>
          </table:table-cell>
          <table:table-cell office:value-type="string">
            <text:p>BL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31.6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PERSSON</text:p>
          </table:table-cell>
          <table:table-cell office:value-type="string">
            <text:p>Linn</text:p>
          </table:table-cell>
          <table:table-cell office:value-type="string">
            <text:p>SW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34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RANSOM</text:p>
          </table:table-cell>
          <table:table-cell office:value-type="string">
            <text:p>Julia</text:p>
          </table:table-cell>
          <table:table-cell office:value-type="string">
            <text:p>CA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37.3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PUSKARCIKOVA</text:p>
          </table:table-cell>
          <table:table-cell office:value-type="string">
            <text:p>Eva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40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TACHIZAKI</text:p>
          </table:table-cell>
          <table:table-cell office:value-type="string">
            <text:p>Fuyuko</text:p>
          </table:table-cell>
          <table:table-cell office:value-type="string">
            <text:p>JP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42.9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string">
            <text:p>PREUSS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43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string">
            <text:p>DAHLMEIER</text:p>
          </table:table-cell>
          <table:table-cell office:value-type="string">
            <text:p>Laura</text:p>
          </table:table-cell>
          <table:table-cell office:value-type="string">
            <text:p>G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44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FROLINA</text:p>
          </table:table-cell>
          <table:table-cell office:value-type="string">
            <text:p>Anna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45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YURLOVA-PERCHT</text:p>
          </table:table-cell>
          <table:table-cell office:value-type="string">
            <text:p>Ekaterin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48.3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WIERER</text:p>
          </table:table-cell>
          <table:table-cell office:value-type="string">
            <text:p>Dorothe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49.3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string">
            <text:p>KRYUKO</text:p>
          </table:table-cell>
          <table:table-cell office:value-type="string">
            <text:p>Iryna</text:p>
          </table:table-cell>
          <table:table-cell office:value-type="string">
            <text:p>BL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50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BRORSSON</text:p>
          </table:table-cell>
          <table:table-cell office:value-type="string">
            <text:p>Mona</text:p>
          </table:table-cell>
          <table:table-cell office:value-type="string">
            <text:p>SW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50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GWIZDON</text:p>
          </table:table-cell>
          <table:table-cell office:value-type="string">
            <text:p>Magdalena</text:p>
          </table:table-cell>
          <table:table-cell office:value-type="string">
            <text:p>P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55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GUZIK</text:p>
          </table:table-cell>
          <table:table-cell office:value-type="string">
            <text:p>Krystyn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58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BESCOND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4:00.9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SEMERENKO</text:p>
          </table:table-cell>
          <table:table-cell office:value-type="string">
            <text:p>Vita</text:p>
          </table:table-cell>
          <table:table-cell office:value-type="string">
            <text:p>UK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01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string">
            <text:p>BEAUDRY</text:p>
          </table:table-cell>
          <table:table-cell office:value-type="string">
            <text:p>Sarah</text:p>
          </table:table-cell>
          <table:table-cell office:value-type="string">
            <text:p>CA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4:02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HAMMERSCHMIDT</text:p>
          </table:table-cell>
          <table:table-cell office:value-type="string">
            <text:p>Maren</text:p>
          </table:table-cell>
          <table:table-cell office:value-type="string">
            <text:p>G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07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PIDHRUSHNA</text:p>
          </table:table-cell>
          <table:table-cell office:value-type="string">
            <text:p>Olena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08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string">
            <text:p>LAUKKANEN</text:p>
          </table:table-cell>
          <table:table-cell office:value-type="string">
            <text:p>Mari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09.9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HAUSER</text:p>
          </table:table-cell>
          <table:table-cell office:value-type="string">
            <text:p>Lisa-Theresa</text:p>
          </table:table-cell>
          <table:table-cell office:value-type="string">
            <text:p>A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10.5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string">
            <text:p>AYMONIER</text:p>
          </table:table-cell>
          <table:table-cell office:value-type="string">
            <text:p>Celia</text:p>
          </table:table-cell>
          <table:table-cell office:value-type="string">
            <text:p>FRA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4:13.1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FURUYA</text:p>
          </table:table-cell>
          <table:table-cell office:value-type="string">
            <text:p>Sari</text:p>
          </table:table-cell>
          <table:table-cell office:value-type="string">
            <text:p>JP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14.6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MUN</text:p>
          </table:table-cell>
          <table:table-cell office:value-type="string">
            <text:p>Jihee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15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string">
            <text:p>HOEGBERG</text:p>
          </table:table-cell>
          <table:table-cell office:value-type="string">
            <text:p>Elisabeth</text:p>
          </table:table-cell>
          <table:table-cell office:value-type="string">
            <text:p>SW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16.3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string">
            <text:p>MERKUSHYNA</text:p>
          </table:table-cell>
          <table:table-cell office:value-type="string">
            <text:p>Anastasiya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16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TANDREVOLD</text:p>
          </table:table-cell>
          <table:table-cell office:value-type="string">
            <text:p>Ingrid</text:p>
          </table:table-cell>
          <table:table-cell office:value-type="string">
            <text:p>NO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16.9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string">
            <text:p>HOJNISZ</text:p>
          </table:table-cell>
          <table:table-cell office:value-type="string">
            <text:p>Monik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17.1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string">
            <text:p>SKARDINO</text:p>
          </table:table-cell>
          <table:table-cell office:value-type="string">
            <text:p>Nadezhda</text:p>
          </table:table-cell>
          <table:table-cell office:value-type="string">
            <text:p>BL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17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string">
            <text:p>CHEVALIER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:23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string">
            <text:p>VIROLAINEN</text:p>
          </table:table-cell>
          <table:table-cell office:value-type="string">
            <text:p>Dari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4:23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AKIMOVA</text:p>
          </table:table-cell>
          <table:table-cell office:value-type="string">
            <text:p>Tatian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23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string">
            <text:p>SANFILIPPO</text:p>
          </table:table-cell>
          <table:table-cell office:value-type="string">
            <text:p>Federica</text:p>
          </table:table-cell>
          <table:table-cell office:value-type="string">
            <text:p>IT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28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string">
            <text:p>RAIKOVA</text:p>
          </table:table-cell>
          <table:table-cell office:value-type="string">
            <text:p>Alina</text:p>
          </table:table-cell>
          <table:table-cell office:value-type="string">
            <text:p>KAZ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29.1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8">
            <text:p>68</text:p>
          </table:table-cell>
          <table:table-cell office:value-type="string">
            <text:p>GASPARIN</text:p>
          </table:table-cell>
          <table:table-cell office:value-type="string">
            <text:p>Elisa</text:p>
          </table:table-cell>
          <table:table-cell office:value-type="string">
            <text:p>SUI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31.6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string">
            <text:p>DZHIMA</text:p>
          </table:table-cell>
          <table:table-cell office:value-type="string">
            <text:p>Yuliia</text:p>
          </table:table-cell>
          <table:table-cell office:value-type="string">
            <text:p>UK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32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JISLOVA</text:p>
          </table:table-cell>
          <table:table-cell office:value-type="string">
            <text:p>Jessica</text:p>
          </table:table-cell>
          <table:table-cell office:value-type="string">
            <text:p>CZ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33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string">
            <text:p>KLIMINA</text:p>
          </table:table-cell>
          <table:table-cell office:value-type="string">
            <text:p>Darya</text:p>
          </table:table-cell>
          <table:table-cell office:value-type="string">
            <text:p>KAZ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33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HERRMANN</text:p>
          </table:table-cell>
          <table:table-cell office:value-type="string">
            <text:p>Denise</text:p>
          </table:table-cell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4:37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string">
            <text:p>CADURISCH</text:p>
          </table:table-cell>
          <table:table-cell office:value-type="string">
            <text:p>Irene</text:p>
          </table:table-cell>
          <table:table-cell office:value-type="string">
            <text:p>SU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37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string">
            <text:p>GASPARIN</text:p>
          </table:table-cell>
          <table:table-cell office:value-type="string">
            <text:p>Selina</text:p>
          </table:table-cell>
          <table:table-cell office:value-type="string">
            <text:p>SU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4:39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string">
            <text:p>HOFFMANN</text:p>
          </table:table-cell>
          <table:table-cell office:value-type="string">
            <text:p>Susanne</text:p>
          </table:table-cell>
          <table:table-cell office:value-type="string">
            <text:p>AU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41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string">
            <text:p>POLTORANINA</text:p>
          </table:table-cell>
          <table:table-cell office:value-type="string">
            <text:p>Olga</text:p>
          </table:table-cell>
          <table:table-cell office:value-type="string">
            <text:p>KA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41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string">
            <text:p>LEHTONEN</text:p>
          </table:table-cell>
          <table:table-cell office:value-type="string">
            <text:p>Venla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42.3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string">
            <text:p>VITTOZZI</text:p>
          </table:table-cell>
          <table:table-cell office:value-type="string">
            <text:p>Lisa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:43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string">
            <text:p>TOMINGAS</text:p>
          </table:table-cell>
          <table:table-cell office:value-type="string">
            <text:p>Tuuli</text:p>
          </table:table-cell>
          <table:table-cell office:value-type="string">
            <text:p>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:47.5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string">
            <text:p>DORIN-HABERT</text:p>
          </table:table-cell>
          <table:table-cell office:value-type="string">
            <text:p>Marie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4:49.5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string">
            <text:p>MAGNUSSON</text:p>
          </table:table-cell>
          <table:table-cell office:value-type="string">
            <text:p>Anna</text:p>
          </table:table-cell>
          <table:table-cell office:value-type="string">
            <text:p>SW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:50.3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string">
            <text:p>HINZ</text:p>
          </table:table-cell>
          <table:table-cell office:value-type="string">
            <text:p>Vanessa</text:p>
          </table:table-cell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4:51.1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string">
            <text:p>FENNE</text:p>
          </table:table-cell>
          <table:table-cell office:value-type="string">
            <text:p>Hilde</text:p>
          </table:table-cell>
          <table:table-cell office:value-type="string">
            <text:p>NOR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4:52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string">
            <text:p>SOLEMDAL</text:p>
          </table:table-cell>
          <table:table-cell office:value-type="string">
            <text:p>Synnoeve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:54.9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string">
            <text:p>VARVYNETS</text:p>
          </table:table-cell>
          <table:table-cell office:value-type="string">
            <text:p>Iryna</text:p>
          </table:table-cell>
          <table:table-cell office:value-type="string">
            <text:p>UK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:00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string">
            <text:p>TANDY</text:p>
          </table:table-cell>
          <table:table-cell office:value-type="string">
            <text:p>Megan</text:p>
          </table:table-cell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:01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NILSSON</text:p>
          </table:table-cell>
          <table:table-cell office:value-type="string">
            <text:p>Emma</text:p>
          </table:table-cell>
          <table:table-cell office:value-type="string">
            <text:p>SW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:08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string">
            <text:p>PISAREVA</text:p>
          </table:table-cell>
          <table:table-cell office:value-type="string">
            <text:p>Nadzeya</text:p>
          </table:table-cell>
          <table:table-cell office:value-type="string">
            <text:p>BL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09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string">
            <text:p>DUNKLEE</text:p>
          </table:table-cell>
          <table:table-cell office:value-type="string">
            <text:p>Susan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5:10.3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string">
            <text:p>ALIMBEKAVA</text:p>
          </table:table-cell>
          <table:table-cell office:value-type="string">
            <text:p>Dzinara</text:p>
          </table:table-cell>
          <table:table-cell office:value-type="string">
            <text:p>BL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12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string">
            <text:p>ZHANG</text:p>
          </table:table-cell>
          <table:table-cell office:value-type="string">
            <text:p>Yan</text:p>
          </table:table-cell>
          <table:table-cell office:value-type="string">
            <text:p>CH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:15.1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string">
            <text:p>MITSUHASHI</text:p>
          </table:table-cell>
          <table:table-cell office:value-type="string">
            <text:p>Rina</text:p>
          </table:table-cell>
          <table:table-cell office:value-type="string">
            <text:p>JP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:15.5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string">
            <text:p>OJA</text:p>
          </table:table-cell>
          <table:table-cell office:value-type="string">
            <text:p>Regina</text:p>
          </table:table-cell>
          <table:table-cell office:value-type="string">
            <text:p>E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:17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string">
            <text:p>SLIVKO</text:p>
          </table:table-cell>
          <table:table-cell office:value-type="string">
            <text:p>Victoria</text:p>
          </table:table-cell>
          <table:table-cell office:value-type="string">
            <text:p>RU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5:18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string">
            <text:p>INNERHOFER</text:p>
          </table:table-cell>
          <table:table-cell office:value-type="string">
            <text:p>Katharina</text:p>
          </table:table-cell>
          <table:table-cell office:value-type="string">
            <text:p>AUT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5:20.9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string">
            <text:p>KALKENBERG</text:p>
          </table:table-cell>
          <table:table-cell office:value-type="string">
            <text:p>Emilie-Aagheim</text:p>
          </table:table-cell>
          <table:table-cell office:value-type="string">
            <text:p>NO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21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string">
            <text:p>VISHNEVSKAYA</text:p>
          </table:table-cell>
          <table:table-cell office:value-type="string">
            <text:p>Galina</text:p>
          </table:table-cell>
          <table:table-cell office:value-type="string">
            <text:p>KA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5:23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string">
            <text:p>CHARVATOVA</text:p>
          </table:table-cell>
          <table:table-cell office:value-type="string">
            <text:p>Lucie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5:30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string">
            <text:p>MIRONOVA</text:p>
          </table:table-cell>
          <table:table-cell office:value-type="string">
            <text:p>Svetlana</text:p>
          </table:table-cell>
          <table:table-cell office:value-type="string">
            <text:p>R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5:31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office:value-type="string">
            <text:p>TOFALVI</text:p>
          </table:table-cell>
          <table:table-cell office:value-type="string">
            <text:p>Eva</text:p>
          </table:table-cell>
          <table:table-cell office:value-type="string">
            <text:p>ROU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40.9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string">
            <text:p>ERZEN</text:p>
          </table:table-cell>
          <table:table-cell office:value-type="string">
            <text:p>Anja</text:p>
          </table:table-cell>
          <table:table-cell office:value-type="string">
            <text:p>SLO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5:47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string">
            <text:p>POPOVA</text:p>
          </table:table-cell>
          <table:table-cell office:value-type="string">
            <text:p>Stefani</text:p>
          </table:table-cell>
          <table:table-cell office:value-type="string">
            <text:p>BU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:50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string">
            <text:p>TOIVANEN</text:p>
          </table:table-cell>
          <table:table-cell office:value-type="string">
            <text:p>Laura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:52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string">
            <text:p>RASIMOVICIUTE</text:p>
          </table:table-cell>
          <table:table-cell office:value-type="string">
            <text:p>Diana</text:p>
          </table:table-cell>
          <table:table-cell office:value-type="string">
            <text:p>LTU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54.1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4">
            <text:p>24</text:p>
          </table:table-cell>
          <table:table-cell office:value-type="string">
            <text:p>HAECKI</text:p>
          </table:table-cell>
          <table:table-cell office:value-type="string">
            <text:p>Lena</text:p>
          </table:table-cell>
          <table:table-cell office:value-type="string">
            <text:p>SUI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5:56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string">
            <text:p>RIEDER</text:p>
          </table:table-cell>
          <table:table-cell office:value-type="string">
            <text:p>Christina</text:p>
          </table:table-cell>
          <table:table-cell office:value-type="string">
            <text:p>AU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5:57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string">
            <text:p>KADEVA</text:p>
          </table:table-cell>
          <table:table-cell office:value-type="string">
            <text:p>Daniela</text:p>
          </table:table-cell>
          <table:table-cell office:value-type="string">
            <text:p>BU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6:01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string">
            <text:p>GONTIER</text:p>
          </table:table-cell>
          <table:table-cell office:value-type="string">
            <text:p>Nicole</text:p>
          </table:table-cell>
          <table:table-cell office:value-type="string">
            <text:p>ITA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26:03.2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string">
            <text:p>GAIM</text:p>
          </table:table-cell>
          <table:table-cell office:value-type="string">
            <text:p>Grete</text:p>
          </table:table-cell>
          <table:table-cell office:value-type="string">
            <text:p>E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6:03.5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KOCERGINA</text:p>
          </table:table-cell>
          <table:table-cell office:value-type="string">
            <text:p>Natalja</text:p>
          </table:table-cell>
          <table:table-cell office:value-type="string">
            <text:p>LTU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6:12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string">
            <text:p>PAULAUSKAITE</text:p>
          </table:table-cell>
          <table:table-cell office:value-type="string">
            <text:p>Natalija</text:p>
          </table:table-cell>
          <table:table-cell office:value-type="string">
            <text:p>LTU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6:31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string">
            <text:p>KO</text:p>
          </table:table-cell>
          <table:table-cell office:value-type="string">
            <text:p>Eunjung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6:39.9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string">
            <text:p>EGAN</text:p>
          </table:table-cell>
          <table:table-cell office:value-type="string">
            <text:p>Clare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6:46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string">
            <text:p>STOYANOVA</text:p>
          </table:table-cell>
          <table:table-cell office:value-type="string">
            <text:p>Desislava</text:p>
          </table:table-cell>
          <table:table-cell office:value-type="string">
            <text:p>BU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6:53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string">
            <text:p>ZVARIC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6:54.7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string">
            <text:p>PISCORAN</text:p>
          </table:table-cell>
          <table:table-cell office:value-type="string">
            <text:p>Luminita</text:p>
          </table:table-cell>
          <table:table-cell office:value-type="string">
            <text:p>ROU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7:09.4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string">
            <text:p>LIGHTFOOT</text:p>
          </table:table-cell>
          <table:table-cell office:value-type="string">
            <text:p>Amanda</text:p>
          </table:table-cell>
          <table:table-cell office:value-type="string">
            <text:p>GB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7:23.0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string">
            <text:p>TANG</text:p>
          </table:table-cell>
          <table:table-cell office:value-type="string">
            <text:p>Jialin</text:p>
          </table:table-cell>
          <table:table-cell office:value-type="string">
            <text:p>CH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7:34.8</text:p>
          </table:table-cell>
          <table:table-cell office:value-type="date" office:date-value="2018-01-04">
            <text:p>04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95">
            <text:p>95</text:p>
          </table:table-cell>
          <table:table-cell office:value-type="float" office:value="7677">
            <text:p>76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ECKHOFF</text:p>
          </table:table-cell>
          <table:table-cell office:value-type="string">
            <text:p>Tiril</text:p>
          </table:table-cell>
          <table:table-cell office:value-type="string">
            <text:p>NO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05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DAHLMEIER</text:p>
          </table:table-cell>
          <table:table-cell office:value-type="string">
            <text:p>Laura</text:p>
          </table:table-cell>
          <table:table-cell office:value-type="string">
            <text:p>GE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17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VITK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25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DOMRACHEVA</text:p>
          </table:table-cell>
          <table:table-cell office:value-type="string">
            <text:p>Darya</text:p>
          </table:table-cell>
          <table:table-cell office:value-type="string">
            <text:p>BL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28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BESCOND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31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YURLOVA-PERCHT</text:p>
          </table:table-cell>
          <table:table-cell office:value-type="string">
            <text:p>Ekaterina</text:p>
          </table:table-cell>
          <table:table-cell office:value-type="string">
            <text:p>RU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44.7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string">
            <text:p>WIERER</text:p>
          </table:table-cell>
          <table:table-cell office:value-type="string">
            <text:p>Dorothea</text:p>
          </table:table-cell>
          <table:table-cell office:value-type="string">
            <text:p>IT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:45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GASPARIN</text:p>
          </table:table-cell>
          <table:table-cell office:value-type="string">
            <text:p>Elisa</text:p>
          </table:table-cell>
          <table:table-cell office:value-type="string">
            <text:p>SUI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57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HILDEBRAND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:59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HERRMANN</text:p>
          </table:table-cell>
          <table:table-cell office:value-type="string">
            <text:p>Denise</text:p>
          </table:table-cell>
          <table:table-cell office:value-type="string">
            <text:p>G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01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HINZ</text:p>
          </table:table-cell>
          <table:table-cell office:value-type="string">
            <text:p>Vanessa</text:p>
          </table:table-cell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02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string">
            <text:p>SIMON</text:p>
          </table:table-cell>
          <table:table-cell office:value-type="string">
            <text:p>Julia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07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string">
            <text:p>FIALKOVA</text:p>
          </table:table-cell>
          <table:table-cell office:value-type="string">
            <text:p>Paulina</text:p>
          </table:table-cell>
          <table:table-cell office:value-type="string">
            <text:p>SVK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08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VISHNEVSKAYA</text:p>
          </table:table-cell>
          <table:table-cell office:value-type="string">
            <text:p>Galina</text:p>
          </table:table-cell>
          <table:table-cell office:value-type="string">
            <text:p>KAZ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12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JISLOVA</text:p>
          </table:table-cell>
          <table:table-cell office:value-type="string">
            <text:p>Jessica</text:p>
          </table:table-cell>
          <table:table-cell office:value-type="string">
            <text:p>CZ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13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BENDIKA</text:p>
          </table:table-cell>
          <table:table-cell office:value-type="string">
            <text:p>Baib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17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DORIN-HABERT</text:p>
          </table:table-cell>
          <table:table-cell office:value-type="string">
            <text:p>Marie</text:p>
          </table:table-cell>
          <table:table-cell office:value-type="string">
            <text:p>FR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17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KUZMINA</text:p>
          </table:table-cell>
          <table:table-cell office:value-type="string">
            <text:p>Anastasiya</text:p>
          </table:table-cell>
          <table:table-cell office:value-type="string">
            <text:p>SV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2:20.4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string">
            <text:p>GONTIER</text:p>
          </table:table-cell>
          <table:table-cell office:value-type="string">
            <text:p>Nicole</text:p>
          </table:table-cell>
          <table:table-cell office:value-type="string">
            <text:p>ITA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:21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string">
            <text:p>PREUSS</text:p>
          </table:table-cell>
          <table:table-cell office:value-type="string">
            <text:p>Franziska</text:p>
          </table:table-cell>
          <table:table-cell office:value-type="string">
            <text:p>G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:23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FROLINA</text:p>
          </table:table-cell>
          <table:table-cell office:value-type="string">
            <text:p>Anna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26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SEMERENKO</text:p>
          </table:table-cell>
          <table:table-cell office:value-type="string">
            <text:p>Vita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:26.4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PUSKARCIKOVA</text:p>
          </table:table-cell>
          <table:table-cell office:value-type="string">
            <text:p>Eva</text:p>
          </table:table-cell>
          <table:table-cell office:value-type="string">
            <text:p>CZ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:32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BRAISAZ</text:p>
          </table:table-cell>
          <table:table-cell office:value-type="string">
            <text:p>Justine</text:p>
          </table:table-cell>
          <table:table-cell office:value-type="string">
            <text:p>FR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33.7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string">
            <text:p>SANFILIPPO</text:p>
          </table:table-cell>
          <table:table-cell office:value-type="string">
            <text:p>Federica</text:p>
          </table:table-cell>
          <table:table-cell office:value-type="string">
            <text:p>IT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36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MAKARAINEN</text:p>
          </table:table-cell>
          <table:table-cell office:value-type="string">
            <text:p>Kaisa</text:p>
          </table:table-cell>
          <table:table-cell office:value-type="string">
            <text:p>F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2:38.4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string">
            <text:p>CHEVALIER</text:p>
          </table:table-cell>
          <table:table-cell office:value-type="string">
            <text:p>Anais</text:p>
          </table:table-cell>
          <table:table-cell office:value-type="string">
            <text:p>FR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38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string">
            <text:p>SKARDINO</text:p>
          </table:table-cell>
          <table:table-cell office:value-type="string">
            <text:p>Nadezhda</text:p>
          </table:table-cell>
          <table:table-cell office:value-type="string">
            <text:p>BL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38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string">
            <text:p>RUNGGALDIER</text:p>
          </table:table-cell>
          <table:table-cell office:value-type="string">
            <text:p>Alexia</text:p>
          </table:table-cell>
          <table:table-cell office:value-type="string">
            <text:p>IT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39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HAUSER</text:p>
          </table:table-cell>
          <table:table-cell office:value-type="string">
            <text:p>Lisa-Theresa</text:p>
          </table:table-cell>
          <table:table-cell office:value-type="string">
            <text:p>AU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39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string">
            <text:p>AKIMOVA</text:p>
          </table:table-cell>
          <table:table-cell office:value-type="string">
            <text:p>Tatiana</text:p>
          </table:table-cell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40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VARVYNETS</text:p>
          </table:table-cell>
          <table:table-cell office:value-type="string">
            <text:p>Iryna</text:p>
          </table:table-cell>
          <table:table-cell office:value-type="string">
            <text:p>UK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45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string">
            <text:p>TOIVANEN</text:p>
          </table:table-cell>
          <table:table-cell office:value-type="string">
            <text:p>Laura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49.7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string">
            <text:p>NICOLAISEN</text:p>
          </table:table-cell>
          <table:table-cell office:value-type="string">
            <text:p>Kaia-Woeien</text:p>
          </table:table-cell>
          <table:table-cell office:value-type="string">
            <text:p>NO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52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string">
            <text:p>DUNKLEE</text:p>
          </table:table-cell>
          <table:table-cell office:value-type="string">
            <text:p>Susan</text:p>
          </table:table-cell>
          <table:table-cell office:value-type="string">
            <text:p>U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2:54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string">
            <text:p>PISAREVA</text:p>
          </table:table-cell>
          <table:table-cell office:value-type="string">
            <text:p>Nadzeya</text:p>
          </table:table-cell>
          <table:table-cell office:value-type="string">
            <text:p>BL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:55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string">
            <text:p>FIALKOVA</text:p>
          </table:table-cell>
          <table:table-cell office:value-type="string">
            <text:p>Ivona</text:p>
          </table:table-cell>
          <table:table-cell office:value-type="string">
            <text:p>SVK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:56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KOCERGINA</text:p>
          </table:table-cell>
          <table:table-cell office:value-type="string">
            <text:p>Natalja</text:p>
          </table:table-cell>
          <table:table-cell office:value-type="string">
            <text:p>LTU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2:57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GASPARIN</text:p>
          </table:table-cell>
          <table:table-cell office:value-type="string">
            <text:p>Selina</text:p>
          </table:table-cell>
          <table:table-cell office:value-type="string">
            <text:p>SU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2:57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string">
            <text:p>VITTOZZI</text:p>
          </table:table-cell>
          <table:table-cell office:value-type="string">
            <text:p>Lisa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2:59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AYMONIER</text:p>
          </table:table-cell>
          <table:table-cell office:value-type="string">
            <text:p>Celia</text:p>
          </table:table-cell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3:00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string">
            <text:p>USLUGINA</text:p>
          </table:table-cell>
          <table:table-cell office:value-type="string">
            <text:p>Irina</text:p>
          </table:table-cell>
          <table:table-cell office:value-type="string">
            <text:p>RU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:00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string">
            <text:p>ALIMBEKAVA</text:p>
          </table:table-cell>
          <table:table-cell office:value-type="string">
            <text:p>Dzinara</text:p>
          </table:table-cell>
          <table:table-cell office:value-type="string">
            <text:p>BL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01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string">
            <text:p>TOFALVI</text:p>
          </table:table-cell>
          <table:table-cell office:value-type="string">
            <text:p>Eva</text:p>
          </table:table-cell>
          <table:table-cell office:value-type="string">
            <text:p>ROU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01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TACHIZAKI</text:p>
          </table:table-cell>
          <table:table-cell office:value-type="string">
            <text:p>Fuyuko</text:p>
          </table:table-cell>
          <table:table-cell office:value-type="string">
            <text:p>JP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02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DAVIDOVA</text:p>
          </table:table-cell>
          <table:table-cell office:value-type="string">
            <text:p>Marketa</text:p>
          </table:table-cell>
          <table:table-cell office:value-type="string">
            <text:p>CZ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02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string">
            <text:p>POLTORANINA</text:p>
          </table:table-cell>
          <table:table-cell office:value-type="string">
            <text:p>Olga</text:p>
          </table:table-cell>
          <table:table-cell office:value-type="string">
            <text:p>KAZ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03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string">
            <text:p>RAIKOVA</text:p>
          </table:table-cell>
          <table:table-cell office:value-type="string">
            <text:p>Alina</text:p>
          </table:table-cell>
          <table:table-cell office:value-type="string">
            <text:p>KAZ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06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HAMMERSCHMIDT</text:p>
          </table:table-cell>
          <table:table-cell office:value-type="string">
            <text:p>Maren</text:p>
          </table:table-cell>
          <table:table-cell office:value-type="string">
            <text:p>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3:06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string">
            <text:p>ANDERSSON</text:p>
          </table:table-cell>
          <table:table-cell office:value-type="string">
            <text:p>Ingela</text:p>
          </table:table-cell>
          <table:table-cell office:value-type="string">
            <text:p>SW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08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string">
            <text:p>ZUK</text:p>
          </table:table-cell>
          <table:table-cell office:value-type="string">
            <text:p>Kamil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:09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NILSSON</text:p>
          </table:table-cell>
          <table:table-cell office:value-type="string">
            <text:p>Emma</text:p>
          </table:table-cell>
          <table:table-cell office:value-type="string">
            <text:p>SW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11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string">
            <text:p>SOLEMDAL</text:p>
          </table:table-cell>
          <table:table-cell office:value-type="string">
            <text:p>Synnoeve</text:p>
          </table:table-cell>
          <table:table-cell office:value-type="string">
            <text:p>N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12.7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HAECKI</text:p>
          </table:table-cell>
          <table:table-cell office:value-type="string">
            <text:p>Lena</text:p>
          </table:table-cell>
          <table:table-cell office:value-type="string">
            <text:p>SU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3:15.7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4">
            <text:p>104</text:p>
          </table:table-cell>
          <table:table-cell office:value-type="string">
            <text:p>RIEDER</text:p>
          </table:table-cell>
          <table:table-cell office:value-type="string">
            <text:p>Christina</text:p>
          </table:table-cell>
          <table:table-cell office:value-type="string">
            <text:p>A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21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string">
            <text:p>EGAN</text:p>
          </table:table-cell>
          <table:table-cell office:value-type="string">
            <text:p>Clare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3:22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string">
            <text:p>CADURISCH</text:p>
          </table:table-cell>
          <table:table-cell office:value-type="string">
            <text:p>Irene</text:p>
          </table:table-cell>
          <table:table-cell office:value-type="string">
            <text:p>SU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24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string">
            <text:p>INNERHOFER</text:p>
          </table:table-cell>
          <table:table-cell office:value-type="string">
            <text:p>Katharina</text:p>
          </table:table-cell>
          <table:table-cell office:value-type="string">
            <text:p>AUT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3:27.7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string">
            <text:p>DREISSIGACKER</text:p>
          </table:table-cell>
          <table:table-cell office:value-type="string">
            <text:p>Emily</text:p>
          </table:table-cell>
          <table:table-cell office:value-type="string">
            <text:p>US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32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string">
            <text:p>ALIFIRAVETS</text:p>
          </table:table-cell>
          <table:table-cell office:value-type="string">
            <text:p>Olga</text:p>
          </table:table-cell>
          <table:table-cell office:value-type="string">
            <text:p>SW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36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string">
            <text:p>OJA</text:p>
          </table:table-cell>
          <table:table-cell office:value-type="string">
            <text:p>Regina</text:p>
          </table:table-cell>
          <table:table-cell office:value-type="string">
            <text:p>E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:37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string">
            <text:p>VIROLAINEN</text:p>
          </table:table-cell>
          <table:table-cell office:value-type="string">
            <text:p>Daria</text:p>
          </table:table-cell>
          <table:table-cell office:value-type="string">
            <text:p>RUS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3:37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string">
            <text:p>LINDQVIST</text:p>
          </table:table-cell>
          <table:table-cell office:value-type="string">
            <text:p>Felicia</text:p>
          </table:table-cell>
          <table:table-cell office:value-type="string">
            <text:p>SW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:41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string">
            <text:p>SEMERENKO</text:p>
          </table:table-cell>
          <table:table-cell office:value-type="string">
            <text:p>Valj</text:p>
          </table:table-cell>
          <table:table-cell office:value-type="string">
            <text:p>UK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:42.4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OLSBU</text:p>
          </table:table-cell>
          <table:table-cell office:value-type="string">
            <text:p>Marte</text:p>
          </table:table-cell>
          <table:table-cell office:value-type="string">
            <text:p>N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3:42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SKOTTHEIM</text:p>
          </table:table-cell>
          <table:table-cell office:value-type="string">
            <text:p>Johanna</text:p>
          </table:table-cell>
          <table:table-cell office:value-type="string">
            <text:p>SW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43.2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string">
            <text:p>STOYANOVA</text:p>
          </table:table-cell>
          <table:table-cell office:value-type="string">
            <text:p>Desislava</text:p>
          </table:table-cell>
          <table:table-cell office:value-type="string">
            <text:p>BU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43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string">
            <text:p>MENG</text:p>
          </table:table-cell>
          <table:table-cell office:value-type="string">
            <text:p>Fanqi</text:p>
          </table:table-cell>
          <table:table-cell office:value-type="string">
            <text:p>CH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44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string">
            <text:p>YORDANOVA</text:p>
          </table:table-cell>
          <table:table-cell office:value-type="string">
            <text:p>Emiliya</text:p>
          </table:table-cell>
          <table:table-cell office:value-type="string">
            <text:p>BU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3:45.4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string">
            <text:p>KLIMINA</text:p>
          </table:table-cell>
          <table:table-cell office:value-type="string">
            <text:p>Darya</text:p>
          </table:table-cell>
          <table:table-cell office:value-type="string">
            <text:p>KA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3:46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string">
            <text:p>ZVARICOVA</text:p>
          </table:table-cell>
          <table:table-cell office:value-type="string">
            <text:p>Veronika</text:p>
          </table:table-cell>
          <table:table-cell office:value-type="string">
            <text:p>CZ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:46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REID</text:p>
          </table:table-cell>
          <table:table-cell office:value-type="string">
            <text:p>Joanne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:48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string">
            <text:p>TOMINGAS</text:p>
          </table:table-cell>
          <table:table-cell office:value-type="string">
            <text:p>Tuuli</text:p>
          </table:table-cell>
          <table:table-cell office:value-type="string">
            <text:p>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3:49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string">
            <text:p>ABRAMOVA</text:p>
          </table:table-cell>
          <table:table-cell office:value-type="string">
            <text:p>Olga</text:p>
          </table:table-cell>
          <table:table-cell office:value-type="string">
            <text:p>UK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3:52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string">
            <text:p>KAISHEVA</text:p>
          </table:table-cell>
          <table:table-cell office:value-type="string">
            <text:p>Uliana</text:p>
          </table:table-cell>
          <table:table-cell office:value-type="string">
            <text:p>R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3:55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string">
            <text:p>ERZEN</text:p>
          </table:table-cell>
          <table:table-cell office:value-type="string">
            <text:p>Anja</text:p>
          </table:table-cell>
          <table:table-cell office:value-type="string">
            <text:p>SL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3:58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string">
            <text:p>LAUKKANEN</text:p>
          </table:table-cell>
          <table:table-cell office:value-type="string">
            <text:p>Mari</text:p>
          </table:table-cell>
          <table:table-cell office:value-type="string">
            <text:p>FIN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4:01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string">
            <text:p>FENNE</text:p>
          </table:table-cell>
          <table:table-cell office:value-type="string">
            <text:p>Hilde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24:10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string">
            <text:p>BELCHENKO</text:p>
          </table:table-cell>
          <table:table-cell office:value-type="string">
            <text:p>Yelizaveta</text:p>
          </table:table-cell>
          <table:table-cell office:value-type="string">
            <text:p>KAZ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12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string">
            <text:p>MITORAJ</text:p>
          </table:table-cell>
          <table:table-cell office:value-type="string">
            <text:p>Kinga</text:p>
          </table:table-cell>
          <table:table-cell office:value-type="string">
            <text:p>P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4:14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string">
            <text:p>POJE</text:p>
          </table:table-cell>
          <table:table-cell office:value-type="string">
            <text:p>Urska</text:p>
          </table:table-cell>
          <table:table-cell office:value-type="string">
            <text:p>SLO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4:16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string">
            <text:p>TANG</text:p>
          </table:table-cell>
          <table:table-cell office:value-type="string">
            <text:p>Jialin</text:p>
          </table:table-cell>
          <table:table-cell office:value-type="string">
            <text:p>CH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17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office:value-type="string">
            <text:p>KRYUKO</text:p>
          </table:table-cell>
          <table:table-cell office:value-type="string">
            <text:p>Iryna</text:p>
          </table:table-cell>
          <table:table-cell office:value-type="string">
            <text:p>BL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4:19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office:value-type="string">
            <text:p>MAKA</text:p>
          </table:table-cell>
          <table:table-cell office:value-type="string">
            <text:p>Anna</text:p>
          </table:table-cell>
          <table:table-cell office:value-type="string">
            <text:p>PO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:23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string">
            <text:p>MOSER</text:p>
          </table:table-cell>
          <table:table-cell office:value-type="string">
            <text:p>Nadia</text:p>
          </table:table-cell>
          <table:table-cell office:value-type="string">
            <text:p>CA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4:28.7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MUN</text:p>
          </table:table-cell>
          <table:table-cell office:value-type="string">
            <text:p>Jihee</text:p>
          </table:table-cell>
          <table:table-cell office:value-type="string">
            <text:p>K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4:28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string">
            <text:p>BEAUDRY</text:p>
          </table:table-cell>
          <table:table-cell office:value-type="string">
            <text:p>Sarah</text:p>
          </table:table-cell>
          <table:table-cell office:value-type="string">
            <text:p>C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:35.7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string">
            <text:p>TANAKA</text:p>
          </table:table-cell>
          <table:table-cell office:value-type="string">
            <text:p>Yurie</text:p>
          </table:table-cell>
          <table:table-cell office:value-type="string">
            <text:p>JP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:46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string">
            <text:p>PITON</text:p>
          </table:table-cell>
          <table:table-cell office:value-type="string">
            <text:p>Karolina</text:p>
          </table:table-cell>
          <table:table-cell office:value-type="string">
            <text:p>P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4:46.5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string">
            <text:p>BANKES</text:p>
          </table:table-cell>
          <table:table-cell office:value-type="string">
            <text:p>Megan</text:p>
          </table:table-cell>
          <table:table-cell office:value-type="string">
            <text:p>C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4:51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LESCINSKAITE</text:p>
          </table:table-cell>
          <table:table-cell office:value-type="string">
            <text:p>Gabriele</text:p>
          </table:table-cell>
          <table:table-cell office:value-type="string">
            <text:p>LTU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4:56.9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string">
            <text:p>PADIAL-HERNANDEZ</text:p>
          </table:table-cell>
          <table:table-cell office:value-type="string">
            <text:p>Victoria</text:p>
          </table:table-cell>
          <table:table-cell office:value-type="string">
            <text:p>ESP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5:08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string">
            <text:p>POPOVA</text:p>
          </table:table-cell>
          <table:table-cell office:value-type="string">
            <text:p>Stefani</text:p>
          </table:table-cell>
          <table:table-cell office:value-type="string">
            <text:p>BU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:09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string">
            <text:p>PISCORAN</text:p>
          </table:table-cell>
          <table:table-cell office:value-type="string">
            <text:p>Luminita</text:p>
          </table:table-cell>
          <table:table-cell office:value-type="string">
            <text:p>RO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5:12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string">
            <text:p>SZOECS</text:p>
          </table:table-cell>
          <table:table-cell office:value-type="string">
            <text:p>Emoeke</text:p>
          </table:table-cell>
          <table:table-cell office:value-type="string">
            <text:p>H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:16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string">
            <text:p>POLIAKOVA</text:p>
          </table:table-cell>
          <table:table-cell office:value-type="string">
            <text:p>Terezia</text:p>
          </table:table-cell>
          <table:table-cell office:value-type="string">
            <text:p>SVK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5:19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string">
            <text:p>KLEMENCIC</text:p>
          </table:table-cell>
          <table:table-cell office:value-type="string">
            <text:p>Polona</text:p>
          </table:table-cell>
          <table:table-cell office:value-type="string">
            <text:p>SL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5:23.0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string">
            <text:p>NICIPORENKO</text:p>
          </table:table-cell>
          <table:table-cell office:value-type="string">
            <text:p>Anastasia</text:p>
          </table:table-cell>
          <table:table-cell office:value-type="string">
            <text:p>M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:23.1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string">
            <text:p>BEILMANN</text:p>
          </table:table-cell>
          <table:table-cell office:value-type="string">
            <text:p>Meril</text:p>
          </table:table-cell>
          <table:table-cell office:value-type="string">
            <text:p>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5:25.6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HARTWEGER</text:p>
          </table:table-cell>
          <table:table-cell office:value-type="string">
            <text:p>Fabienne</text:p>
          </table:table-cell>
          <table:table-cell office:value-type="string">
            <text:p>A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5:42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string">
            <text:p>FURUYA</text:p>
          </table:table-cell>
          <table:table-cell office:value-type="string">
            <text:p>Sari</text:p>
          </table:table-cell>
          <table:table-cell office:value-type="string">
            <text:p>JPN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26:33.3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string">
            <text:p>PAULAUSKAITE</text:p>
          </table:table-cell>
          <table:table-cell office:value-type="string">
            <text:p>Natalija</text:p>
          </table:table-cell>
          <table:table-cell office:value-type="string">
            <text:p>LTU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6:48.8</text:p>
          </table:table-cell>
          <table:table-cell office:value-type="date" office:date-value="2018-01-18">
            <text:p>18/01/18</text:p>
          </table:table-cell>
          <table:table-cell office:value-type="string">
            <text:p>Female</text:p>
          </table:table-cell>
          <table:table-cell office:value-type="string">
            <text:p>7.5k_sprint</text:p>
          </table:table-cell>
          <table:table-cell office:value-type="float" office:value="106">
            <text:p>106</text:p>
          </table:table-cell>
          <table:table-cell office:value-type="float" office:value="7710">
            <text:p>7710</text:p>
          </table:table-cell>
          <table:table-cell office:value-type="float" office:value="26">
            <text:p>2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7/02/2018</text:date>, <text:time>23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M51S</meta:editing-duration>
    <meta:editing-cycles>7</meta:editing-cycles>
    <meta:generator>OpenOffice/4.1.4$Win32 OpenOffice.org_project/414m5$Build-9788</meta:generator>
    <dc:date>2018-02-07T23:17:45.43</dc:date>
    <meta:document-statistic meta:table-count="3" meta:cell-count="7380" meta:object-count="0"/>
    <meta:user-defined meta:name="Info 1"/>
    <meta:user-defined meta:name="Info 2"/>
    <meta:user-defined meta:name="Info 3"/>
    <meta:user-defined meta:name="Info 4"/>
  </office:meta>
</office:document-meta>
</file>